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0.332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32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70">
      <style:table-cell-properties style:text-align-source="fix" style:repeat-content="false" fo:wrap-option="wrap" style:rotation-angle="90"/>
      <style:paragraph-properties fo:text-align="center" fo:margin-left="0cm"/>
    </style:style>
    <style:style style:name="ce11" style:family="table-cell" style:parent-style-name="Default" style:data-style-name="N70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3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1" table:number-columns-repeated="7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number-columns-repeated="7" table:default-cell-style-name="Default"/>
        <table:table-column table:style-name="co13" table:number-columns-repeated="990" table:default-cell-style-name="Default"/>
        <table:table-row table:style-name="ro1">
          <table:table-cell table:number-columns-repeated="7"/>
          <table:table-cell table:style-name="ce8" office:value-type="string" calcext:value-type="string">
            <text:p>was right?</text:p>
          </table:table-cell>
          <table:table-cell table:style-name="ce8" table:number-columns-repeated="4"/>
          <table:table-cell table:number-columns-repeated="4"/>
          <table:table-cell table:style-name="ce4" office:value-type="string" calcext:value-type="string">
            <text:p>error type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1" table:number-columns-repeated="5"/>
          <table:table-cell table:style-name="ce5" office:value-type="string" calcext:value-type="string">
            <text:p>nPntsOrg</text:p>
          </table:table-cell>
          <table:table-cell table:style-name="ce5"/>
          <table:table-cell table:style-name="ce5" office:value-type="string" calcext:value-type="string">
            <text:p>nPnts</text:p>
          </table:table-cell>
          <table:table-cell table:style-name="ce5" office:value-type="string" calcext:value-type="string">
            <text:p>approx right place</text:p>
          </table:table-cell>
          <table:table-cell table:style-name="ce5" office:value-type="string" calcext:value-type="string">
            <text:p>approx right</text:p>
          </table:table-cell>
          <table:table-cell table:style-name="ce5" office:value-type="string" calcext:value-type="string">
            <text:p>very right</text:p>
          </table:table-cell>
          <table:table-cell table:style-name="ce5"/>
          <table:table-cell table:style-name="ce10" office:value-type="string" calcext:value-type="string">
            <text:p>rightPlace</text:p>
          </table:table-cell>
          <table:table-cell table:style-name="ce10" office:value-type="string" calcext:value-type="string">
            <text:p>rightType</text:p>
          </table:table-cell>
          <table:table-cell table:style-name="ce10" office:value-type="string" calcext:value-type="string">
            <text:p>rightOrder</text:p>
          </table:table-cell>
          <table:table-cell table:style-name="ce10"/>
          <table:table-cell table:style-name="ce10" office:value-type="string" calcext:value-type="string">
            <text:p>arc inacc</text:p>
          </table:table-cell>
          <table:table-cell table:style-name="ce10" office:value-type="string" calcext:value-type="string">
            <text:p>Min-sad in 3img confised</text:p>
          </table:table-cell>
          <table:table-cell table:style-name="ce5" office:value-type="string" calcext:value-type="string">
            <text:p>3instead5</text:p>
          </table:table-cell>
          <table:table-cell table:style-name="ce5" office:value-type="string" calcext:value-type="string">
            <text:p>arc not expanded</text:p>
          </table:table-cell>
          <table:table-cell table:style-name="ce5" office:value-type="string" calcext:value-type="string">
            <text:p>2sad exchanged (180)</text:p>
          </table:table-cell>
          <table:table-cell table:style-name="ce5" office:value-type="string" calcext:value-type="string">
            <text:p>2*(sad inst min) wrong (90)</text:p>
          </table:table-cell>
          <table:table-cell table:style-name="ce5" office:value-type="string" calcext:value-type="string">
            <text:p>missed faint img</text:p>
          </table:table-cell>
          <table:table-cell table:style-name="ce5" office:value-type="string" calcext:value-type="string">
            <text:p>3 (min-sad-min) instead 1 min</text:p>
          </table:table-cell>
          <table:table-cell table:style-name="ce5" office:value-type="string" calcext:value-type="string">
            <text:p>missed double pnt</text:p>
          </table:table-cell>
          <table:table-cell table:style-name="ce5" office:value-type="string" calcext:value-type="string">
            <text:p>too many imgs</text:p>
          </table:table-cell>
          <table:table-cell table:style-name="ce1" table:number-columns-repeated="2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BeUsed</text:p>
          </table:table-cell>
          <table:table-cell table:style-name="ce1" office:value-type="string" calcext:value-type="string">
            <text:p>Fav capella05</text:p>
          </table:table-cell>
          <table:table-cell table:style-name="ce1" office:value-type="string" calcext:value-type="string">
            <text:p>Fav Budgieye</text:p>
          </table:table-cell>
          <table:table-cell table:number-columns-repeated="2"/>
          <table:table-cell table:style-name="ce1" table:number-columns-repeated="990"/>
        </table:table-row>
        <table:table-row table:style-name="ro3">
          <table:table-cell office:value-type="string" calcext:value-type="string">
            <text:p>ASW0003ctp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6904" calcext:value-type="float">
            <text:p>6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4]=&quot;&quot;;&quot;&quot;;IF([.C4]=[.F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4]=&quot;&quot;;&quot;&quot;;1)" office:value-type="float" office:value="1" calcext:value-type="float">
            <text:p>1</text:p>
          </table:table-cell>
          <table:table-cell table:formula="of:=IF([.$C4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]=&quot;&quot;;&quot;&quot;;IF([.C5]=[.F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]=&quot;&quot;;&quot;&quot;;1)" office:value-type="float" office:value="1" calcext:value-type="float">
            <text:p>1</text:p>
          </table:table-cell>
          <table:table-cell table:formula="of:=IF([.$C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]=&quot;&quot;;&quot;&quot;;IF([.C6]=[.F6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]=&quot;&quot;;&quot;&quot;;1)" office:value-type="float" office:value="1" calcext:value-type="float">
            <text:p>1</text:p>
          </table:table-cell>
          <table:table-cell table:formula="of:=IF([.$C6]=&quot;&quot;;&quot;&quot;;1)" office:value-type="float" office:value="1" calcext:value-type="float">
            <text:p>1</text:p>
          </table:table-cell>
          <table:table-cell table:formula="of:=IF([.$C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07" calcext:value-type="float">
            <text:p>6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]=&quot;&quot;;&quot;&quot;;IF([.C7]=[.F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]=&quot;&quot;;&quot;&quot;;1)" office:value-type="float" office:value="1" calcext:value-type="float">
            <text:p>1</text:p>
          </table:table-cell>
          <table:table-cell table:formula="of:=IF([.$C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08" calcext:value-type="float">
            <text:p>6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]=&quot;&quot;;&quot;&quot;;IF([.C8]=[.F8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8]=&quot;&quot;;&quot;&quot;;1)" office:value-type="float" office:value="1" calcext:value-type="float">
            <text:p>1</text:p>
          </table:table-cell>
          <table:table-cell table:formula="of:=IF([.$C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]=&quot;&quot;;&quot;&quot;;IF([.C9]=[.F9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9]=&quot;&quot;;&quot;&quot;;1)" office:value-type="float" office:value="1" calcext:value-type="float">
            <text:p>1</text:p>
          </table:table-cell>
          <table:table-cell table:formula="of:=IF([.$C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b6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0]=&quot;&quot;;&quot;&quot;;IF([.C10]=[.F10];&quot;x&quot;;&quot;o&quot;))">
            <text:p/>
          </table:table-cell>
          <table:table-cell table:number-columns-repeated="20"/>
          <table:table-cell table:formula="of:=IF([.$C10]=&quot;&quot;;&quot;&quot;;1)">
            <text:p/>
          </table:table-cell>
          <table:table-cell table:formula="of:=IF([.$C10]=&quot;&quot;;&quot;&quot;;1)">
            <text:p/>
          </table:table-cell>
          <table:table-cell table:formula="of:=IF([.$C10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0" calcext:value-type="float">
            <text:p>6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]=&quot;&quot;;&quot;&quot;;IF([.C11]=[.F1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3/5" office:value-type="float" office:value="0.6" calcext:value-type="float">
            <text:p><text:s/>3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IF([.$C11]=&quot;&quot;;&quot;&quot;;1)" office:value-type="float" office:value="1" calcext:value-type="float">
            <text:p>1</text:p>
          </table:table-cell>
          <table:table-cell table:formula="of:=IF([.$C11]=&quot;&quot;;&quot;&quot;;1)" office:value-type="float" office:value="1" calcext:value-type="float">
            <text:p>1</text:p>
          </table:table-cell>
          <table:table-cell table:formula="of:=IF([.$C1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]=&quot;&quot;;&quot;&quot;;IF([.C12]=[.F1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2]=&quot;&quot;;&quot;&quot;;1)" office:value-type="float" office:value="1" calcext:value-type="float">
            <text:p>1</text:p>
          </table:table-cell>
          <table:table-cell table:formula="of:=IF([.$C1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]=&quot;&quot;;&quot;&quot;;IF([.C13]=[.F1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3]=&quot;&quot;;&quot;&quot;;1)" office:value-type="float" office:value="1" calcext:value-type="float">
            <text:p>1</text:p>
          </table:table-cell>
          <table:table-cell table:formula="of:=IF([.$C1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hpf</text:p>
          </table:table-cell>
          <table:table-cell table:number-columns-repeated="6"/>
          <table:table-cell table:formula="of:=IF([.C14]=&quot;&quot;;&quot;&quot;;IF([.C14]=[.F14];&quot;x&quot;;&quot;o&quot;))">
            <text:p/>
          </table:table-cell>
          <table:table-cell table:number-columns-repeated="20"/>
          <table:table-cell table:formula="of:=IF([.$C14]=&quot;&quot;;&quot;&quot;;1)">
            <text:p/>
          </table:table-cell>
          <table:table-cell table:formula="of:=IF([.$C14]=&quot;&quot;;&quot;&quot;;1)">
            <text:p/>
          </table:table-cell>
          <table:table-cell table:formula="of:=IF([.$C1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3" calcext:value-type="float">
            <text:p>6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]=&quot;&quot;;&quot;&quot;;IF([.C15]=[.F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]=&quot;&quot;;&quot;&quot;;1)" office:value-type="float" office:value="1" calcext:value-type="float">
            <text:p>1</text:p>
          </table:table-cell>
          <table:table-cell table:formula="of:=IF([.$C1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6]=&quot;&quot;;&quot;&quot;;IF([.C16]=[.F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6]=&quot;&quot;;&quot;&quot;;1)" office:value-type="float" office:value="1" calcext:value-type="float">
            <text:p>1</text:p>
          </table:table-cell>
          <table:table-cell table:formula="of:=IF([.$C1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7]=&quot;&quot;;&quot;&quot;;IF([.C17]=[.F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7]=&quot;&quot;;&quot;&quot;;1)" office:value-type="float" office:value="1" calcext:value-type="float">
            <text:p>1</text:p>
          </table:table-cell>
          <table:table-cell table:formula="of:=IF([.$C1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8]=&quot;&quot;;&quot;&quot;;IF([.C18]=[.F1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8]=&quot;&quot;;&quot;&quot;;1)" office:value-type="float" office:value="1" calcext:value-type="float">
            <text:p>1</text:p>
          </table:table-cell>
          <table:table-cell table:formula="of:=IF([.$C1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cl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9]=&quot;&quot;;&quot;&quot;;IF([.C19]=[.F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9]=&quot;&quot;;&quot;&quot;;1)" office:value-type="float" office:value="1" calcext:value-type="float">
            <text:p>1</text:p>
          </table:table-cell>
          <table:table-cell table:formula="of:=IF([.$C19]=&quot;&quot;;&quot;&quot;;1)" office:value-type="float" office:value="1" calcext:value-type="float">
            <text:p>1</text:p>
          </table:table-cell>
          <table:table-cell table:formula="of:=IF([.$C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0]=&quot;&quot;;&quot;&quot;;IF([.C20]=[.F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0]=&quot;&quot;;&quot;&quot;;1)" office:value-type="float" office:value="1" calcext:value-type="float">
            <text:p>1</text:p>
          </table:table-cell>
          <table:table-cell table:formula="of:=IF([.$C2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z6f</text:p>
          </table:table-cell>
          <table:table-cell table:number-columns-repeated="6"/>
          <table:table-cell table:formula="of:=IF([.C21]=&quot;&quot;;&quot;&quot;;IF([.C21]=[.F21];&quot;x&quot;;&quot;o&quot;))">
            <text:p/>
          </table:table-cell>
          <table:table-cell table:number-columns-repeated="20"/>
          <table:table-cell table:formula="of:=IF([.$C21]=&quot;&quot;;&quot;&quot;;1)">
            <text:p/>
          </table:table-cell>
          <table:table-cell table:formula="of:=IF([.$C21]=&quot;&quot;;&quot;&quot;;1)">
            <text:p/>
          </table:table-cell>
          <table:table-cell table:formula="of:=IF([.$C21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9" calcext:value-type="float">
            <text:p>6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2]=&quot;&quot;;&quot;&quot;;IF([.C22]=[.F2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22]=&quot;&quot;;&quot;&quot;;1)" office:value-type="float" office:value="1" calcext:value-type="float">
            <text:p>1</text:p>
          </table:table-cell>
          <table:table-cell table:formula="of:=IF([.$C22]=&quot;&quot;;&quot;&quot;;1)" office:value-type="float" office:value="1" calcext:value-type="float">
            <text:p>1</text:p>
          </table:table-cell>
          <table:table-cell table:formula="of:=IF([.$C2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20" calcext:value-type="float">
            <text:p>6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3]=&quot;&quot;;&quot;&quot;;IF([.C23]=[.F2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3]=&quot;&quot;;&quot;&quot;;1)" office:value-type="float" office:value="1" calcext:value-type="float">
            <text:p>1</text:p>
          </table:table-cell>
          <table:table-cell table:formula="of:=IF([.$C2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4]=&quot;&quot;;&quot;&quot;;IF([.C24]=[.F24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4]=&quot;&quot;;&quot;&quot;;1)" office:value-type="float" office:value="1" calcext:value-type="float">
            <text:p>1</text:p>
          </table:table-cell>
          <table:table-cell table:formula="of:=IF([.$C2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5]=&quot;&quot;;&quot;&quot;;IF([.C25]=[.F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5]=&quot;&quot;;&quot;&quot;;1)" office:value-type="float" office:value="1" calcext:value-type="float">
            <text:p>1</text:p>
          </table:table-cell>
          <table:table-cell table:formula="of:=IF([.$C2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6]=&quot;&quot;;&quot;&quot;;IF([.C26]=[.F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6]=&quot;&quot;;&quot;&quot;;1)" office:value-type="float" office:value="1" calcext:value-type="float">
            <text:p>1</text:p>
          </table:table-cell>
          <table:table-cell table:formula="of:=IF([.$C2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7]=&quot;&quot;;&quot;&quot;;IF([.C27]=[.F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27]=&quot;&quot;;&quot;&quot;;1)" office:value-type="float" office:value="1" calcext:value-type="float">
            <text:p>1</text:p>
          </table:table-cell>
          <table:table-cell table:formula="of:=IF([.$C2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6925" calcext:value-type="float">
            <text:p>69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isabethB</text:p>
          </table:table-cell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IF([.C28]=&quot;&quot;;&quot;&quot;;IF([.C28]=[.F28];&quot;x&quot;;&quot;o&quot;))" office:value-type="string" office:string-value="x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11" office:value-type="float" office:value="1" calcext:value-type="float">
            <text:p>1 <text:s text:c="3"/></text:p>
          </table:table-cell>
          <table:table-cell table:style-name="ce11" office:value-type="float" office:value="0" calcext:value-type="float">
            <text:p>0 <text:s text:c="3"/></text:p>
          </table:table-cell>
          <table:table-cell table:style-name="ce11" table:number-columns-repeated="3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2" table:number-columns-repeated="2"/>
          <table:table-cell table:formula="of:=IF([.$C28]=&quot;&quot;;&quot;&quot;;1)" office:value-type="float" office:value="1" calcext:value-type="float">
            <text:p>1</text:p>
          </table:table-cell>
          <table:table-cell table:formula="of:=IF([.$C2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number-columns-repeated="992"/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9]=&quot;&quot;;&quot;&quot;;IF([.C29]=[.F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9]=&quot;&quot;;&quot;&quot;;1)" office:value-type="float" office:value="1" calcext:value-type="float">
            <text:p>1</text:p>
          </table:table-cell>
          <table:table-cell table:formula="of:=IF([.$C2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3pg</text:p>
          </table:table-cell>
          <table:table-cell table:number-columns-repeated="6"/>
          <table:table-cell table:formula="of:=IF([.C30]=&quot;&quot;;&quot;&quot;;IF([.C30]=[.F30];&quot;x&quot;;&quot;o&quot;))">
            <text:p/>
          </table:table-cell>
          <table:table-cell table:number-columns-repeated="20"/>
          <table:table-cell table:formula="of:=IF([.$C30]=&quot;&quot;;&quot;&quot;;1)">
            <text:p/>
          </table:table-cell>
          <table:table-cell table:formula="of:=IF([.$C30]=&quot;&quot;;&quot;&quot;;1)">
            <text:p/>
          </table:table-cell>
          <table:table-cell table:formula="of:=IF([.$C30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27" calcext:value-type="float">
            <text:p>6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1]=&quot;&quot;;&quot;&quot;;IF([.C31]=[.F3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style-name="Default"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1]=&quot;&quot;;&quot;&quot;;1)" office:value-type="float" office:value="1" calcext:value-type="float">
            <text:p>1</text:p>
          </table:table-cell>
          <table:table-cell table:formula="of:=IF([.$C3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28" calcext:value-type="float">
            <text:p>6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2]=&quot;&quot;;&quot;&quot;;IF([.C32]=[.F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2]=&quot;&quot;;&quot;&quot;;1)" office:value-type="float" office:value="1" calcext:value-type="float">
            <text:p>1</text:p>
          </table:table-cell>
          <table:table-cell table:formula="of:=IF([.$C3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3]=&quot;&quot;;&quot;&quot;;IF([.C33]=[.F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3]=&quot;&quot;;&quot;&quot;;1)" office:value-type="float" office:value="1" calcext:value-type="float">
            <text:p>1</text:p>
          </table:table-cell>
          <table:table-cell table:formula="of:=IF([.$C3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4]=&quot;&quot;;&quot;&quot;;IF([.C34]=[.F3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4]=&quot;&quot;;&quot;&quot;;1)" office:value-type="float" office:value="1" calcext:value-type="float">
            <text:p>1</text:p>
          </table:table-cell>
          <table:table-cell table:formula="of:=IF([.$C34]=&quot;&quot;;&quot;&quot;;1)" office:value-type="float" office:value="1" calcext:value-type="float">
            <text:p>1</text:p>
          </table:table-cell>
          <table:table-cell table:formula="of:=IF([.$C3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vqg</text:p>
          </table:table-cell>
          <table:table-cell table:number-columns-repeated="6"/>
          <table:table-cell table:formula="of:=IF([.C35]=&quot;&quot;;&quot;&quot;;IF([.C35]=[.F35];&quot;x&quot;;&quot;o&quot;))">
            <text:p/>
          </table:table-cell>
          <table:table-cell table:number-columns-repeated="20"/>
          <table:table-cell table:formula="of:=IF([.$C35]=&quot;&quot;;&quot;&quot;;1)">
            <text:p/>
          </table:table-cell>
          <table:table-cell table:formula="of:=IF([.$C35]=&quot;&quot;;&quot;&quot;;1)">
            <text:p/>
          </table:table-cell>
          <table:table-cell table:formula="of:=IF([.$C35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31" calcext:value-type="float">
            <text:p>6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6]=&quot;&quot;;&quot;&quot;;IF([.C36]=[.F3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6]=&quot;&quot;;&quot;&quot;;1)" office:value-type="float" office:value="1" calcext:value-type="float">
            <text:p>1</text:p>
          </table:table-cell>
          <table:table-cell table:formula="of:=IF([.$C3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7]=&quot;&quot;;&quot;&quot;;IF([.C37]=[.F3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7]=&quot;&quot;;&quot;&quot;;1)" office:value-type="float" office:value="1" calcext:value-type="float">
            <text:p>1</text:p>
          </table:table-cell>
          <table:table-cell table:formula="of:=IF([.$C3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8]=&quot;&quot;;&quot;&quot;;IF([.C38]=[.F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8]=&quot;&quot;;&quot;&quot;;1)" office:value-type="float" office:value="1" calcext:value-type="float">
            <text:p>1</text:p>
          </table:table-cell>
          <table:table-cell table:formula="of:=IF([.$C3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9]=&quot;&quot;;&quot;&quot;;IF([.C39]=[.F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9]=&quot;&quot;;&quot;&quot;;1)" office:value-type="float" office:value="1" calcext:value-type="float">
            <text:p>1</text:p>
          </table:table-cell>
          <table:table-cell table:formula="of:=IF([.$C39]=&quot;&quot;;&quot;&quot;;1)" office:value-type="float" office:value="1" calcext:value-type="float">
            <text:p>1</text:p>
          </table:table-cell>
          <table:table-cell table:formula="of:=IF([.$C3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0]=&quot;&quot;;&quot;&quot;;IF([.C40]=[.F40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0]=&quot;&quot;;&quot;&quot;;1)" office:value-type="float" office:value="1" calcext:value-type="float">
            <text:p>1</text:p>
          </table:table-cell>
          <table:table-cell table:formula="of:=IF([.$C40]=&quot;&quot;;&quot;&quot;;1)" office:value-type="float" office:value="1" calcext:value-type="float">
            <text:p>1</text:p>
          </table:table-cell>
          <table:table-cell table:formula="of:=IF([.$C4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1]=&quot;&quot;;&quot;&quot;;IF([.C41]=[.F41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1]=&quot;&quot;;&quot;&quot;;1)" office:value-type="float" office:value="1" calcext:value-type="float">
            <text:p>1</text:p>
          </table:table-cell>
          <table:table-cell table:formula="of:=IF([.$C41]=&quot;&quot;;&quot;&quot;;1)" office:value-type="float" office:value="1" calcext:value-type="float">
            <text:p>1</text:p>
          </table:table-cell>
          <table:table-cell table:formula="of:=IF([.$C4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2]=&quot;&quot;;&quot;&quot;;IF([.C42]=[.F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2]=&quot;&quot;;&quot;&quot;;1)" office:value-type="float" office:value="1" calcext:value-type="float">
            <text:p>1</text:p>
          </table:table-cell>
          <table:table-cell table:formula="of:=IF([.$C42]=&quot;&quot;;&quot;&quot;;1)" office:value-type="float" office:value="1" calcext:value-type="float">
            <text:p>1</text:p>
          </table:table-cell>
          <table:table-cell table:formula="of:=IF([.$C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3]=&quot;&quot;;&quot;&quot;;IF([.C43]=[.F4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3]=&quot;&quot;;&quot;&quot;;1)" office:value-type="float" office:value="1" calcext:value-type="float">
            <text:p>1</text:p>
          </table:table-cell>
          <table:table-cell table:formula="of:=IF([.$C4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02p</text:p>
          </table:table-cell>
          <table:table-cell table:number-columns-repeated="6"/>
          <table:table-cell table:formula="of:=IF([.C44]=&quot;&quot;;&quot;&quot;;IF([.C44]=[.F44];&quot;x&quot;;&quot;o&quot;))">
            <text:p/>
          </table:table-cell>
          <table:table-cell table:number-columns-repeated="20"/>
          <table:table-cell table:formula="of:=IF([.$C44]=&quot;&quot;;&quot;&quot;;1)">
            <text:p/>
          </table:table-cell>
          <table:table-cell table:formula="of:=IF([.$C44]=&quot;&quot;;&quot;&quot;;1)">
            <text:p/>
          </table:table-cell>
          <table:table-cell table:formula="of:=IF([.$C4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39" calcext:value-type="float">
            <text:p>6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5]=&quot;&quot;;&quot;&quot;;IF([.C45]=[.F4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5]=&quot;&quot;;&quot;&quot;;1)" office:value-type="float" office:value="1" calcext:value-type="float">
            <text:p>1</text:p>
          </table:table-cell>
          <table:table-cell table:formula="of:=IF([.$C45]=&quot;&quot;;&quot;&quot;;1)" office:value-type="float" office:value="1" calcext:value-type="float">
            <text:p>1</text:p>
          </table:table-cell>
          <table:table-cell table:formula="of:=IF([.$C4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40" calcext:value-type="float">
            <text:p>6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6]=&quot;&quot;;&quot;&quot;;IF([.C46]=[.F4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46]=&quot;&quot;;&quot;&quot;;1)" office:value-type="float" office:value="1" calcext:value-type="float">
            <text:p>1</text:p>
          </table:table-cell>
          <table:table-cell table:formula="of:=IF([.$C4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41" calcext:value-type="float">
            <text:p>6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7]=&quot;&quot;;&quot;&quot;;IF([.C47]=[.F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7]=&quot;&quot;;&quot;&quot;;1)" office:value-type="float" office:value="1" calcext:value-type="float">
            <text:p>1</text:p>
          </table:table-cell>
          <table:table-cell table:formula="of:=IF([.$C4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8]=&quot;&quot;;&quot;&quot;;IF([.C48]=[.F4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8]=&quot;&quot;;&quot;&quot;;1)" office:value-type="float" office:value="1" calcext:value-type="float">
            <text:p>1</text:p>
          </table:table-cell>
          <table:table-cell table:formula="of:=IF([.$C4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w54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49]=&quot;&quot;;&quot;&quot;;IF([.C49]=[.F49];&quot;x&quot;;&quot;o&quot;))">
            <text:p/>
          </table:table-cell>
          <table:table-cell table:number-columns-repeated="20"/>
          <table:table-cell table:formula="of:=IF([.$C49]=&quot;&quot;;&quot;&quot;;1)">
            <text:p/>
          </table:table-cell>
          <table:table-cell table:formula="of:=IF([.$C49]=&quot;&quot;;&quot;&quot;;1)">
            <text:p/>
          </table:table-cell>
          <table:table-cell table:formula="of:=IF([.$C49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43" calcext:value-type="float">
            <text:p>6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0]=&quot;&quot;;&quot;&quot;;IF([.C50]=[.F50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0]=&quot;&quot;;&quot;&quot;;1)" office:value-type="float" office:value="1" calcext:value-type="float">
            <text:p>1</text:p>
          </table:table-cell>
          <table:table-cell table:formula="of:=IF([.$C50]=&quot;&quot;;&quot;&quot;;1)" office:value-type="float" office:value="1" calcext:value-type="float">
            <text:p>1</text:p>
          </table:table-cell>
          <table:table-cell table:formula="of:=IF([.$C50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44" calcext:value-type="float">
            <text:p>6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1]=&quot;&quot;;&quot;&quot;;IF([.C51]=[.F5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1]=&quot;&quot;;&quot;&quot;;1)" office:value-type="float" office:value="1" calcext:value-type="float">
            <text:p>1</text:p>
          </table:table-cell>
          <table:table-cell table:formula="of:=IF([.$C51]=&quot;&quot;;&quot;&quot;;1)" office:value-type="float" office:value="1" calcext:value-type="float">
            <text:p>1</text:p>
          </table:table-cell>
          <table:table-cell table:formula="of:=IF([.$C5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2]=&quot;&quot;;&quot;&quot;;IF([.C52]=[.F5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2]=&quot;&quot;;&quot;&quot;;1)" office:value-type="float" office:value="1" calcext:value-type="float">
            <text:p>1</text:p>
          </table:table-cell>
          <table:table-cell table:formula="of:=IF([.$C5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3]=&quot;&quot;;&quot;&quot;;IF([.C53]=[.F5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3]=&quot;&quot;;&quot;&quot;;1)" office:value-type="float" office:value="1" calcext:value-type="float">
            <text:p>1</text:p>
          </table:table-cell>
          <table:table-cell table:formula="of:=IF([.$C5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54e9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54]=&quot;&quot;;&quot;&quot;;IF([.C54]=[.F54];&quot;x&quot;;&quot;o&quot;))">
            <text:p/>
          </table:table-cell>
          <table:table-cell table:number-columns-repeated="20"/>
          <table:table-cell table:formula="of:=IF([.$C54]=&quot;&quot;;&quot;&quot;;1)">
            <text:p/>
          </table:table-cell>
          <table:table-cell table:formula="of:=IF([.$C54]=&quot;&quot;;&quot;&quot;;1)">
            <text:p/>
          </table:table-cell>
          <table:table-cell table:formula="of:=IF([.$C5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47" calcext:value-type="float">
            <text:p>6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5]=&quot;&quot;;&quot;&quot;;IF([.C55]=[.F5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5]=&quot;&quot;;&quot;&quot;;1)" office:value-type="float" office:value="1" calcext:value-type="float">
            <text:p>1</text:p>
          </table:table-cell>
          <table:table-cell table:formula="of:=IF([.$C55]=&quot;&quot;;&quot;&quot;;1)" office:value-type="float" office:value="1" calcext:value-type="float">
            <text:p>1</text:p>
          </table:table-cell>
          <table:table-cell table:formula="of:=IF([.$C5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6]=&quot;&quot;;&quot;&quot;;IF([.C56]=[.F56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6]=&quot;&quot;;&quot;&quot;;1)" office:value-type="float" office:value="1" calcext:value-type="float">
            <text:p>1</text:p>
          </table:table-cell>
          <table:table-cell table:formula="of:=IF([.$C5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49" calcext:value-type="float">
            <text:p>69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7]=&quot;&quot;;&quot;&quot;;IF([.C57]=[.F5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7]=&quot;&quot;;&quot;&quot;;1)" office:value-type="float" office:value="1" calcext:value-type="float">
            <text:p>1</text:p>
          </table:table-cell>
          <table:table-cell table:formula="of:=IF([.$C57]=&quot;&quot;;&quot;&quot;;1)" office:value-type="float" office:value="1" calcext:value-type="float">
            <text:p>1</text:p>
          </table:table-cell>
          <table:table-cell table:formula="of:=IF([.$C5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8]=&quot;&quot;;&quot;&quot;;IF([.C58]=[.F5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8]=&quot;&quot;;&quot;&quot;;1)" office:value-type="float" office:value="1" calcext:value-type="float">
            <text:p>1</text:p>
          </table:table-cell>
          <table:table-cell table:formula="of:=IF([.$C5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d74</text:p>
          </table:table-cell>
          <table:table-cell table:number-columns-repeated="6"/>
          <table:table-cell table:formula="of:=IF([.C59]=&quot;&quot;;&quot;&quot;;IF([.C59]=[.F59];&quot;x&quot;;&quot;o&quot;))">
            <text:p/>
          </table:table-cell>
          <table:table-cell table:number-columns-repeated="20"/>
          <table:table-cell table:formula="of:=IF([.$C59]=&quot;&quot;;&quot;&quot;;1)">
            <text:p/>
          </table:table-cell>
          <table:table-cell table:formula="of:=IF([.$C59]=&quot;&quot;;&quot;&quot;;1)">
            <text:p/>
          </table:table-cell>
          <table:table-cell table:formula="of:=IF([.$C59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7016" calcext:value-type="float">
            <text:p>7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0]=&quot;&quot;;&quot;&quot;;IF([.C60]=[.F6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0]=&quot;&quot;;&quot;&quot;;1)" office:value-type="float" office:value="1" calcext:value-type="float">
            <text:p>1</text:p>
          </table:table-cell>
          <table:table-cell table:formula="of:=IF([.$C6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17" calcext:value-type="float">
            <text:p>7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1]=&quot;&quot;;&quot;&quot;;IF([.C61]=[.F6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1]=&quot;&quot;;&quot;&quot;;1)" office:value-type="float" office:value="1" calcext:value-type="float">
            <text:p>1</text:p>
          </table:table-cell>
          <table:table-cell table:formula="of:=IF([.$C6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2]=&quot;&quot;;&quot;&quot;;IF([.C62]=[.F6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2]=&quot;&quot;;&quot;&quot;;1)" office:value-type="float" office:value="1" calcext:value-type="float">
            <text:p>1</text:p>
          </table:table-cell>
          <table:table-cell table:formula="of:=IF([.$C6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3]=&quot;&quot;;&quot;&quot;;IF([.C63]=[.F6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3]=&quot;&quot;;&quot;&quot;;1)" office:value-type="float" office:value="1" calcext:value-type="float">
            <text:p>1</text:p>
          </table:table-cell>
          <table:table-cell table:formula="of:=IF([.$C6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3ml</text:p>
          </table:table-cell>
          <table:table-cell table:number-columns-repeated="6"/>
          <table:table-cell table:formula="of:=IF([.C64]=&quot;&quot;;&quot;&quot;;IF([.C64]=[.F64];&quot;x&quot;;&quot;o&quot;))">
            <text:p/>
          </table:table-cell>
          <table:table-cell table:number-columns-repeated="20"/>
          <table:table-cell table:formula="of:=IF([.$C64]=&quot;&quot;;&quot;&quot;;1)">
            <text:p/>
          </table:table-cell>
          <table:table-cell table:formula="of:=IF([.$C6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04" calcext:value-type="float">
            <text:p>7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5]=&quot;&quot;;&quot;&quot;;IF([.C65]=[.F6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5]=&quot;&quot;;&quot;&quot;;1)" office:value-type="float" office:value="1" calcext:value-type="float">
            <text:p>1</text:p>
          </table:table-cell>
          <table:table-cell table:formula="of:=IF([.$C6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6]=&quot;&quot;;&quot;&quot;;IF([.C66]=[.F66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66]=&quot;&quot;;&quot;&quot;;1)" office:value-type="float" office:value="1" calcext:value-type="float">
            <text:p>1</text:p>
          </table:table-cell>
          <table:table-cell table:formula="of:=IF([.$C6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7006" calcext:value-type="float">
            <text:p>7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7]=&quot;&quot;;&quot;&quot;;IF([.C67]=[.F6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7]=&quot;&quot;;&quot;&quot;;1)" office:value-type="float" office:value="1" calcext:value-type="float">
            <text:p>1</text:p>
          </table:table-cell>
          <table:table-cell table:formula="of:=IF([.$C6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8]=&quot;&quot;;&quot;&quot;;IF([.C68]=[.F6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68]=&quot;&quot;;&quot;&quot;;1)" office:value-type="float" office:value="1" calcext:value-type="float">
            <text:p>1</text:p>
          </table:table-cell>
          <table:table-cell table:formula="of:=IF([.$C6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bsh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69]=&quot;&quot;;&quot;&quot;;IF([.C69]=[.F69];&quot;x&quot;;&quot;o&quot;))">
            <text:p/>
          </table:table-cell>
          <table:table-cell table:number-columns-repeated="20"/>
          <table:table-cell table:formula="of:=IF([.$C69]=&quot;&quot;;&quot;&quot;;1)">
            <text:p/>
          </table:table-cell>
          <table:table-cell table:formula="of:=IF([.$C69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8" calcext:value-type="float">
            <text:p>6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0]=&quot;&quot;;&quot;&quot;;IF([.C70]=[.F70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0]=&quot;&quot;;&quot;&quot;;1)" office:value-type="float" office:value="1" calcext:value-type="float">
            <text:p>1</text:p>
          </table:table-cell>
          <table:table-cell table:formula="of:=IF([.$C7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59" calcext:value-type="float">
            <text:p>6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1]=&quot;&quot;;&quot;&quot;;IF([.C71]=[.F7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1]=&quot;&quot;;&quot;&quot;;1)" office:value-type="float" office:value="1" calcext:value-type="float">
            <text:p>1</text:p>
          </table:table-cell>
          <table:table-cell table:formula="of:=IF([.$C7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60" calcext:value-type="float">
            <text:p>6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2]=&quot;&quot;;&quot;&quot;;IF([.C72]=[.F7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2]=&quot;&quot;;&quot;&quot;;1)" office:value-type="float" office:value="1" calcext:value-type="float">
            <text:p>1</text:p>
          </table:table-cell>
          <table:table-cell table:formula="of:=IF([.$C7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3]=&quot;&quot;;&quot;&quot;;IF([.C73]=[.F7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3]=&quot;&quot;;&quot;&quot;;1)" office:value-type="float" office:value="1" calcext:value-type="float">
            <text:p>1</text:p>
          </table:table-cell>
          <table:table-cell table:formula="of:=IF([.$C7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4]=&quot;&quot;;&quot;&quot;;IF([.C74]=[.F7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4]=&quot;&quot;;&quot;&quot;;1)" office:value-type="float" office:value="1" calcext:value-type="float">
            <text:p>1</text:p>
          </table:table-cell>
          <table:table-cell table:formula="of:=IF([.$C7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r8n</text:p>
          </table:table-cell>
          <table:table-cell table:number-columns-repeated="6"/>
          <table:table-cell table:formula="of:=IF([.C75]=&quot;&quot;;&quot;&quot;;IF([.C75]=[.F75];&quot;x&quot;;&quot;o&quot;))">
            <text:p/>
          </table:table-cell>
          <table:table-cell table:number-columns-repeated="20"/>
          <table:table-cell table:formula="of:=IF([.$C75]=&quot;&quot;;&quot;&quot;;1)">
            <text:p/>
          </table:table-cell>
          <table:table-cell table:formula="of:=IF([.$C75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3" calcext:value-type="float">
            <text:p>6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6]=&quot;&quot;;&quot;&quot;;IF([.C76]=[.F7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76]=&quot;&quot;;&quot;&quot;;1)" office:value-type="float" office:value="1" calcext:value-type="float">
            <text:p>1</text:p>
          </table:table-cell>
          <table:table-cell table:formula="of:=IF([.$C7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64" calcext:value-type="float">
            <text:p>6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7]=&quot;&quot;;&quot;&quot;;IF([.C77]=[.F7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7]=&quot;&quot;;&quot;&quot;;1)" office:value-type="float" office:value="1" calcext:value-type="float">
            <text:p>1</text:p>
          </table:table-cell>
          <table:table-cell table:formula="of:=IF([.$C7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65" calcext:value-type="float">
            <text:p>6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8]=&quot;&quot;;&quot;&quot;;IF([.C78]=[.F7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8]=&quot;&quot;;&quot;&quot;;1)" office:value-type="float" office:value="1" calcext:value-type="float">
            <text:p>1</text:p>
          </table:table-cell>
          <table:table-cell table:formula="of:=IF([.$C78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9]=&quot;&quot;;&quot;&quot;;IF([.C79]=[.F79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9]=&quot;&quot;;&quot;&quot;;1)" office:value-type="float" office:value="1" calcext:value-type="float">
            <text:p>1</text:p>
          </table:table-cell>
          <table:table-cell table:formula="of:=IF([.$C7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9rw</text:p>
          </table:table-cell>
          <table:table-cell table:number-columns-repeated="6"/>
          <table:table-cell table:formula="of:=IF([.C80]=&quot;&quot;;&quot;&quot;;IF([.C80]=[.F80];&quot;x&quot;;&quot;o&quot;))">
            <text:p/>
          </table:table-cell>
          <table:table-cell table:number-columns-repeated="20"/>
          <table:table-cell table:formula="of:=IF([.$C80]=&quot;&quot;;&quot;&quot;;1)">
            <text:p/>
          </table:table-cell>
          <table:table-cell table:formula="of:=IF([.$C80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7" calcext:value-type="float">
            <text:p>6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1]=&quot;&quot;;&quot;&quot;;IF([.C81]=[.F8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1]=&quot;&quot;;&quot;&quot;;1)" office:value-type="float" office:value="1" calcext:value-type="float">
            <text:p>1</text:p>
          </table:table-cell>
          <table:table-cell table:formula="of:=IF([.$C8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2]=&quot;&quot;;&quot;&quot;;IF([.C82]=[.F8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2]=&quot;&quot;;&quot;&quot;;1)" office:value-type="float" office:value="1" calcext:value-type="float">
            <text:p>1</text:p>
          </table:table-cell>
          <table:table-cell table:formula="of:=IF([.$C8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a2m</text:p>
          </table:table-cell>
          <table:table-cell table:number-columns-repeated="6"/>
          <table:table-cell table:formula="of:=IF([.C83]=&quot;&quot;;&quot;&quot;;IF([.C83]=[.F83];&quot;x&quot;;&quot;o&quot;))">
            <text:p/>
          </table:table-cell>
          <table:table-cell table:number-columns-repeated="20"/>
          <table:table-cell table:formula="of:=IF([.$C83]=&quot;&quot;;&quot;&quot;;1)">
            <text:p/>
          </table:table-cell>
          <table:table-cell table:formula="of:=IF([.$C83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9" calcext:value-type="float">
            <text:p>6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4]=&quot;&quot;;&quot;&quot;;IF([.C84]=[.F8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84]=&quot;&quot;;&quot;&quot;;1)" office:value-type="float" office:value="1" calcext:value-type="float">
            <text:p>1</text:p>
          </table:table-cell>
          <table:table-cell table:formula="of:=IF([.$C8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5]=&quot;&quot;;&quot;&quot;;IF([.C85]=[.F8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 2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IF([.$C85]=&quot;&quot;;&quot;&quot;;1)" office:value-type="float" office:value="1" calcext:value-type="float">
            <text:p>1</text:p>
          </table:table-cell>
          <table:table-cell table:formula="of:=IF([.$C85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6]=&quot;&quot;;&quot;&quot;;IF([.C86]=[.F8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table:formula="of:=IF([.$C86]=&quot;&quot;;&quot;&quot;;1)" office:value-type="float" office:value="1" calcext:value-type="float">
            <text:p>1</text:p>
          </table:table-cell>
          <table:table-cell table:formula="of:=IF([.$C8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95x</text:p>
          </table:table-cell>
          <table:table-cell table:number-columns-repeated="6"/>
          <table:table-cell table:formula="of:=IF([.C87]=&quot;&quot;;&quot;&quot;;IF([.C87]=[.F87];&quot;x&quot;;&quot;o&quot;))">
            <text:p/>
          </table:table-cell>
          <table:table-cell table:number-columns-repeated="20"/>
          <table:table-cell table:formula="of:=IF([.$C87]=&quot;&quot;;&quot;&quot;;1)">
            <text:p/>
          </table:table-cell>
          <table:table-cell table:formula="of:=IF([.$C87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72" calcext:value-type="float">
            <text:p>6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8]=&quot;&quot;;&quot;&quot;;IF([.C88]=[.F8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8]=&quot;&quot;;&quot;&quot;;1)" office:value-type="float" office:value="1" calcext:value-type="float">
            <text:p>1</text:p>
          </table:table-cell>
          <table:table-cell table:formula="of:=IF([.$C8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73" calcext:value-type="float">
            <text:p>6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9]=&quot;&quot;;&quot;&quot;;IF([.C89]=[.F8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9]=&quot;&quot;;&quot;&quot;;1)" office:value-type="float" office:value="1" calcext:value-type="float">
            <text:p>1</text:p>
          </table:table-cell>
          <table:table-cell table:formula="of:=IF([.$C8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74" calcext:value-type="float">
            <text:p>6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0]=&quot;&quot;;&quot;&quot;;IF([.C90]=[.F90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0]=&quot;&quot;;&quot;&quot;;1)" office:value-type="float" office:value="1" calcext:value-type="float">
            <text:p>1</text:p>
          </table:table-cell>
          <table:table-cell table:formula="of:=IF([.$C9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1]=&quot;&quot;;&quot;&quot;;IF([.C91]=[.F9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1]=&quot;&quot;;&quot;&quot;;1)" office:value-type="float" office:value="1" calcext:value-type="float">
            <text:p>1</text:p>
          </table:table-cell>
          <table:table-cell table:formula="of:=IF([.$C9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e28</text:p>
          </table:table-cell>
          <table:table-cell table:number-columns-repeated="6"/>
          <table:table-cell table:formula="of:=IF([.C92]=&quot;&quot;;&quot;&quot;;IF([.C92]=[.F92];&quot;x&quot;;&quot;o&quot;))">
            <text:p/>
          </table:table-cell>
          <table:table-cell table:number-columns-repeated="20"/>
          <table:table-cell table:formula="of:=IF([.$C92]=&quot;&quot;;&quot;&quot;;1)">
            <text:p/>
          </table:table-cell>
          <table:table-cell table:formula="of:=IF([.$C92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76" calcext:value-type="float">
            <text:p>6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3]=&quot;&quot;;&quot;&quot;;IF([.C93]=[.F9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3]=&quot;&quot;;&quot;&quot;;1)" office:value-type="float" office:value="1" calcext:value-type="float">
            <text:p>1</text:p>
          </table:table-cell>
          <table:table-cell table:formula="of:=IF([.$C9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4]=&quot;&quot;;&quot;&quot;;IF([.C94]=[.F94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4]=&quot;&quot;;&quot;&quot;;1)" office:value-type="float" office:value="1" calcext:value-type="float">
            <text:p>1</text:p>
          </table:table-cell>
          <table:table-cell table:formula="of:=IF([.$C9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gae</text:p>
          </table:table-cell>
          <table:table-cell table:number-columns-repeated="6"/>
          <table:table-cell table:formula="of:=IF([.C95]=&quot;&quot;;&quot;&quot;;IF([.C95]=[.F95];&quot;x&quot;;&quot;o&quot;))">
            <text:p/>
          </table:table-cell>
          <table:table-cell table:number-columns-repeated="20"/>
          <table:table-cell table:formula="of:=IF([.$C95]=&quot;&quot;;&quot;&quot;;1)">
            <text:p/>
          </table:table-cell>
          <table:table-cell table:formula="of:=IF([.$C95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78" calcext:value-type="float">
            <text:p>6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6]=&quot;&quot;;&quot;&quot;;IF([.C96]=[.F96];&quot;x&quot;;&quot;o&quot;))" office:value-type="string" office:string-value="x" calcext:value-type="string">
            <text:p>x</text:p>
          </table:table-cell>
          <table:table-cell table:number-columns-repeated="20"/>
          <table:table-cell table:formula="of:=IF([.$C96]=&quot;&quot;;&quot;&quot;;1)" office:value-type="float" office:value="1" calcext:value-type="float">
            <text:p>1</text:p>
          </table:table-cell>
          <table:table-cell table:formula="of:=IF([.$C9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79" calcext:value-type="float">
            <text:p>6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7]=&quot;&quot;;&quot;&quot;;IF([.C97]=[.F97];&quot;x&quot;;&quot;o&quot;))" office:value-type="string" office:string-value="x" calcext:value-type="string">
            <text:p>x</text:p>
          </table:table-cell>
          <table:table-cell table:number-columns-repeated="20"/>
          <table:table-cell table:formula="of:=IF([.$C97]=&quot;&quot;;&quot;&quot;;1)" office:value-type="float" office:value="1" calcext:value-type="float">
            <text:p>1</text:p>
          </table:table-cell>
          <table:table-cell table:formula="of:=IF([.$C9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8]=&quot;&quot;;&quot;&quot;;IF([.C98]=[.F98];&quot;x&quot;;&quot;o&quot;))" office:value-type="string" office:string-value="o" calcext:value-type="string">
            <text:p>o</text:p>
          </table:table-cell>
          <table:table-cell table:number-columns-repeated="20"/>
          <table:table-cell table:formula="of:=IF([.$C98]=&quot;&quot;;&quot;&quot;;1)" office:value-type="float" office:value="1" calcext:value-type="float">
            <text:p>1</text:p>
          </table:table-cell>
          <table:table-cell table:formula="of:=IF([.$C98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2jo0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99]=&quot;&quot;;&quot;&quot;;IF([.C99]=[.F99];&quot;x&quot;;&quot;o&quot;))">
            <text:p/>
          </table:table-cell>
          <table:table-cell table:number-columns-repeated="20"/>
          <table:table-cell table:formula="of:=IF([.$C99]=&quot;&quot;;&quot;&quot;;1)">
            <text:p/>
          </table:table-cell>
          <table:table-cell table:formula="of:=IF([.$C99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81" calcext:value-type="float">
            <text:p>6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0]=&quot;&quot;;&quot;&quot;;IF([.C100]=[.F10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0]=&quot;&quot;;&quot;&quot;;1)" office:value-type="float" office:value="1" calcext:value-type="float">
            <text:p>1</text:p>
          </table:table-cell>
          <table:table-cell table:formula="of:=IF([.$C10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1]=&quot;&quot;;&quot;&quot;;IF([.C101]=[.F101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office:value-type="string" calcext:value-type="string">
            <text:p>UI fai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formula="of:=IF([.$C101]=&quot;&quot;;&quot;&quot;;1)" office:value-type="float" office:value="1" calcext:value-type="float">
            <text:p>1</text:p>
          </table:table-cell>
          <table:table-cell table:formula="of:=IF([.$C10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2]=&quot;&quot;;&quot;&quot;;IF([.C102]=[.F10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2]=&quot;&quot;;&quot;&quot;;1)" office:value-type="float" office:value="1" calcext:value-type="float">
            <text:p>1</text:p>
          </table:table-cell>
          <table:table-cell table:formula="of:=IF([.$C10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3]=&quot;&quot;;&quot;&quot;;IF([.C103]=[.F10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3]=&quot;&quot;;&quot;&quot;;1)" office:value-type="float" office:value="1" calcext:value-type="float">
            <text:p>1</text:p>
          </table:table-cell>
          <table:table-cell table:formula="of:=IF([.$C10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4nfh</text:p>
          </table:table-cell>
          <table:table-cell table:number-columns-repeated="6"/>
          <table:table-cell table:formula="of:=IF([.C104]=&quot;&quot;;&quot;&quot;;IF([.C104]=[.F104];&quot;x&quot;;&quot;o&quot;))">
            <text:p/>
          </table:table-cell>
          <table:table-cell table:number-columns-repeated="20"/>
          <table:table-cell table:formula="of:=IF([.$C104]=&quot;&quot;;&quot;&quot;;1)">
            <text:p/>
          </table:table-cell>
          <table:table-cell table:formula="of:=IF([.$C10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85" calcext:value-type="float">
            <text:p>6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5]=&quot;&quot;;&quot;&quot;;IF([.C105]=[.F10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formula="of:=IF([.$C105]=&quot;&quot;;&quot;&quot;;1)" office:value-type="float" office:value="1" calcext:value-type="float">
            <text:p>1</text:p>
          </table:table-cell>
          <table:table-cell table:formula="of:=IF([.$C10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6]=&quot;&quot;;&quot;&quot;;IF([.C106]=[.F10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6]=&quot;&quot;;&quot;&quot;;1)" office:value-type="float" office:value="1" calcext:value-type="float">
            <text:p>1</text:p>
          </table:table-cell>
          <table:table-cell table:formula="of:=IF([.$C10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7]=&quot;&quot;;&quot;&quot;;IF([.C107]=[.F10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7]=&quot;&quot;;&quot;&quot;;1)" office:value-type="float" office:value="1" calcext:value-type="float">
            <text:p>1</text:p>
          </table:table-cell>
          <table:table-cell table:formula="of:=IF([.$C10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8]=&quot;&quot;;&quot;&quot;;IF([.C108]=[.F10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8]=&quot;&quot;;&quot;&quot;;1)" office:value-type="float" office:value="1" calcext:value-type="float">
            <text:p>1</text:p>
          </table:table-cell>
          <table:table-cell table:formula="of:=IF([.$C10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4k0</text:p>
          </table:table-cell>
          <table:table-cell table:number-columns-repeated="6"/>
          <table:table-cell table:formula="of:=IF([.C109]=&quot;&quot;;&quot;&quot;;IF([.C109]=[.F109];&quot;x&quot;;&quot;o&quot;))">
            <text:p/>
          </table:table-cell>
          <table:table-cell table:number-columns-repeated="20"/>
          <table:table-cell table:formula="of:=IF([.$C109]=&quot;&quot;;&quot;&quot;;1)">
            <text:p/>
          </table:table-cell>
          <table:table-cell table:formula="of:=IF([.$C109]=&quot;&quot;;&quot;&quot;;1)">
            <text:p/>
          </table:table-cell>
          <table:table-cell table:number-columns-repeated="994"/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10]=&quot;&quot;;&quot;&quot;;IF([.C110]=[.F11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0]=&quot;&quot;;&quot;&quot;;1)" office:value-type="float" office:value="1" calcext:value-type="float">
            <text:p>1</text:p>
          </table:table-cell>
          <table:table-cell table:formula="of:=IF([.$C11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4oux</text:p>
          </table:table-cell>
          <table:table-cell table:number-columns-repeated="6"/>
          <table:table-cell table:formula="of:=IF([.C111]=&quot;&quot;;&quot;&quot;;IF([.C111]=[.F111];&quot;x&quot;;&quot;o&quot;))">
            <text:p/>
          </table:table-cell>
          <table:table-cell table:number-columns-repeated="20"/>
          <table:table-cell table:formula="of:=IF([.$C111]=&quot;&quot;;&quot;&quot;;1)">
            <text:p/>
          </table:table-cell>
          <table:table-cell table:formula="of:=IF([.$C111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2]=&quot;&quot;;&quot;&quot;;IF([.C112]=[.F11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2]=&quot;&quot;;&quot;&quot;;1)" office:value-type="float" office:value="1" calcext:value-type="float">
            <text:p>1</text:p>
          </table:table-cell>
          <table:table-cell table:formula="of:=IF([.$C112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91" calcext:value-type="float">
            <text:p>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3]=&quot;&quot;;&quot;&quot;;IF([.C113]=[.F11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3]=&quot;&quot;;&quot;&quot;;1)" office:value-type="float" office:value="1" calcext:value-type="float">
            <text:p>1</text:p>
          </table:table-cell>
          <table:table-cell table:formula="of:=IF([.$C11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4]=&quot;&quot;;&quot;&quot;;IF([.C114]=[.F11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4]=&quot;&quot;;&quot;&quot;;1)" office:value-type="float" office:value="1" calcext:value-type="float">
            <text:p>1</text:p>
          </table:table-cell>
          <table:table-cell table:formula="of:=IF([.$C11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5]=&quot;&quot;;&quot;&quot;;IF([.C115]=[.F1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5]=&quot;&quot;;&quot;&quot;;1)" office:value-type="float" office:value="1" calcext:value-type="float">
            <text:p>1</text:p>
          </table:table-cell>
          <table:table-cell table:formula="of:=IF([.$C11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6]=&quot;&quot;;&quot;&quot;;IF([.C116]=[.F1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6]=&quot;&quot;;&quot;&quot;;1)" office:value-type="float" office:value="1" calcext:value-type="float">
            <text:p>1</text:p>
          </table:table-cell>
          <table:table-cell table:formula="of:=IF([.$C11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7]=&quot;&quot;;&quot;&quot;;IF([.C117]=[.F1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7]=&quot;&quot;;&quot;&quot;;1)" office:value-type="float" office:value="1" calcext:value-type="float">
            <text:p>1</text:p>
          </table:table-cell>
          <table:table-cell table:formula="of:=IF([.$C11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sy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18]=&quot;&quot;;&quot;&quot;;IF([.C118]=[.F118];&quot;x&quot;;&quot;o&quot;))">
            <text:p/>
          </table:table-cell>
          <table:table-cell table:number-columns-repeated="20"/>
          <table:table-cell table:formula="of:=IF([.$C118]=&quot;&quot;;&quot;&quot;;1)">
            <text:p/>
          </table:table-cell>
          <table:table-cell table:formula="of:=IF([.$C11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6" calcext:value-type="float">
            <text:p>6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9]=&quot;&quot;;&quot;&quot;;IF([.C119]=[.F1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9]=&quot;&quot;;&quot;&quot;;1)" office:value-type="float" office:value="1" calcext:value-type="float">
            <text:p>1</text:p>
          </table:table-cell>
          <table:table-cell table:formula="of:=IF([.$C1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0]=&quot;&quot;;&quot;&quot;;IF([.C120]=[.F1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0]=&quot;&quot;;&quot;&quot;;1)" office:value-type="float" office:value="1" calcext:value-type="float">
            <text:p>1</text:p>
          </table:table-cell>
          <table:table-cell table:formula="of:=IF([.$C12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1]=&quot;&quot;;&quot;&quot;;IF([.C121]=[.F12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1]=&quot;&quot;;&quot;&quot;;1)" office:value-type="float" office:value="1" calcext:value-type="float">
            <text:p>1</text:p>
          </table:table-cell>
          <table:table-cell table:formula="of:=IF([.$C12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a8c</text:p>
          </table:table-cell>
          <table:table-cell table:number-columns-repeated="6"/>
          <table:table-cell table:formula="of:=IF([.C122]=&quot;&quot;;&quot;&quot;;IF([.C122]=[.F122];&quot;x&quot;;&quot;o&quot;))">
            <text:p/>
          </table:table-cell>
          <table:table-cell table:number-columns-repeated="20"/>
          <table:table-cell table:formula="of:=IF([.$C122]=&quot;&quot;;&quot;&quot;;1)">
            <text:p/>
          </table:table-cell>
          <table:table-cell table:formula="of:=IF([.$C122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9" calcext:value-type="float">
            <text:p>6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3]=&quot;&quot;;&quot;&quot;;IF([.C123]=[.F12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23]=&quot;&quot;;&quot;&quot;;1)" office:value-type="float" office:value="1" calcext:value-type="float">
            <text:p>1</text:p>
          </table:table-cell>
          <table:table-cell table:formula="of:=IF([.$C12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4]=&quot;&quot;;&quot;&quot;;IF([.C124]=[.F12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4]=&quot;&quot;;&quot;&quot;;1)" office:value-type="float" office:value="1" calcext:value-type="float">
            <text:p>1</text:p>
          </table:table-cell>
          <table:table-cell table:formula="of:=IF([.$C12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7001" calcext:value-type="float">
            <text:p>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5]=&quot;&quot;;&quot;&quot;;IF([.C125]=[.F1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5]=&quot;&quot;;&quot;&quot;;1)" office:value-type="float" office:value="1" calcext:value-type="float">
            <text:p>1</text:p>
          </table:table-cell>
          <table:table-cell table:formula="of:=IF([.$C12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02" calcext:value-type="float">
            <text:p>7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6]=&quot;&quot;;&quot;&quot;;IF([.C126]=[.F1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6]=&quot;&quot;;&quot;&quot;;1)" office:value-type="float" office:value="1" calcext:value-type="float">
            <text:p>1</text:p>
          </table:table-cell>
          <table:table-cell table:formula="of:=IF([.$C126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7]=&quot;&quot;;&quot;&quot;;IF([.C127]=[.F1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7]=&quot;&quot;;&quot;&quot;;1)" office:value-type="float" office:value="1" calcext:value-type="float">
            <text:p>1</text:p>
          </table:table-cell>
          <table:table-cell table:formula="of:=IF([.$C12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31ve</text:p>
          </table:table-cell>
          <table:table-cell table:number-columns-repeated="6"/>
          <table:table-cell table:formula="of:=IF([.C128]=&quot;&quot;;&quot;&quot;;IF([.C128]=[.F128];&quot;x&quot;;&quot;o&quot;))">
            <text:p/>
          </table:table-cell>
          <table:table-cell table:number-columns-repeated="20"/>
          <table:table-cell table:formula="of:=IF([.$C128]=&quot;&quot;;&quot;&quot;;1)">
            <text:p/>
          </table:table-cell>
          <table:table-cell table:formula="of:=IF([.$C12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3" calcext:value-type="float">
            <text:p>6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9]=&quot;&quot;;&quot;&quot;;IF([.C129]=[.F1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29]=&quot;&quot;;&quot;&quot;;1)" office:value-type="float" office:value="1" calcext:value-type="float">
            <text:p>1</text:p>
          </table:table-cell>
          <table:table-cell table:formula="of:=IF([.$C12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54" calcext:value-type="float">
            <text:p>6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0]=&quot;&quot;;&quot;&quot;;IF([.C130]=[.F13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0]=&quot;&quot;;&quot;&quot;;1)" office:value-type="float" office:value="1" calcext:value-type="float">
            <text:p>1</text:p>
          </table:table-cell>
          <table:table-cell table:formula="of:=IF([.$C13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1]=&quot;&quot;;&quot;&quot;;IF([.C131]=[.F131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31]=&quot;&quot;;&quot;&quot;;1)" office:value-type="float" office:value="1" calcext:value-type="float">
            <text:p>1</text:p>
          </table:table-cell>
          <table:table-cell table:formula="of:=IF([.$C13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2]=&quot;&quot;;&quot;&quot;;IF([.C132]=[.F1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2]=&quot;&quot;;&quot;&quot;;1)" office:value-type="float" office:value="1" calcext:value-type="float">
            <text:p>1</text:p>
          </table:table-cell>
          <table:table-cell table:formula="of:=IF([.$C132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3]=&quot;&quot;;&quot;&quot;;IF([.C133]=[.F1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3]=&quot;&quot;;&quot;&quot;;1)" office:value-type="float" office:value="1" calcext:value-type="float">
            <text:p>1</text:p>
          </table:table-cell>
          <table:table-cell table:formula="of:=IF([.$C133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ar2</text:p>
          </table:table-cell>
          <table:table-cell table:number-columns-repeated="6"/>
          <table:table-cell table:formula="of:=IF([.C134]=&quot;&quot;;&quot;&quot;;IF([.C134]=[.F134];&quot;x&quot;;&quot;o&quot;))">
            <text:p/>
          </table:table-cell>
          <table:table-cell table:number-columns-repeated="20"/>
          <table:table-cell table:formula="of:=IF([.$C134]=&quot;&quot;;&quot;&quot;;1)">
            <text:p/>
          </table:table-cell>
          <table:table-cell table:formula="of:=IF([.$C13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08" calcext:value-type="float">
            <text:p>7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5]=&quot;&quot;;&quot;&quot;;IF([.C135]=[.F13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5]=&quot;&quot;;&quot;&quot;;1)" office:value-type="float" office:value="1" calcext:value-type="float">
            <text:p>1</text:p>
          </table:table-cell>
          <table:table-cell table:formula="of:=IF([.$C13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6]=&quot;&quot;;&quot;&quot;;IF([.C136]=[.F13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136]=&quot;&quot;;&quot;&quot;;1)" office:value-type="float" office:value="1" calcext:value-type="float">
            <text:p>1</text:p>
          </table:table-cell>
          <table:table-cell table:formula="of:=IF([.$C13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W0001gve</text:p>
          </table:table-cell>
          <table:table-cell office:value-type="string" calcext:value-type="string">
            <text:p>????</text:p>
          </table:table-cell>
          <table:table-cell table:number-columns-repeated="4"/>
          <table:table-cell office:value-type="string" calcext:value-type="string">
            <text:p>can't say 180deg</text:p>
          </table:table-cell>
          <table:table-cell table:formula="of:=IF([.C137]=&quot;&quot;;&quot;&quot;;IF([.C137]=[.F137];&quot;x&quot;;&quot;o&quot;))">
            <text:p/>
          </table:table-cell>
          <table:table-cell table:number-columns-repeated="20"/>
          <table:table-cell table:formula="of:=IF([.$C137]=&quot;&quot;;&quot;&quot;;1)">
            <text:p/>
          </table:table-cell>
          <table:table-cell table:formula="of:=IF([.$C137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10" calcext:value-type="float">
            <text:p>7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8]=&quot;&quot;;&quot;&quot;;IF([.C138]=[.F1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8]=&quot;&quot;;&quot;&quot;;1)" office:value-type="float" office:value="1" calcext:value-type="float">
            <text:p>1</text:p>
          </table:table-cell>
          <table:table-cell table:formula="of:=IF([.$C13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11" calcext:value-type="float">
            <text:p>7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9]=&quot;&quot;;&quot;&quot;;IF([.C139]=[.F1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9]=&quot;&quot;;&quot;&quot;;1)" office:value-type="float" office:value="1" calcext:value-type="float">
            <text:p>1</text:p>
          </table:table-cell>
          <table:table-cell table:formula="of:=IF([.$C13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0]=&quot;&quot;;&quot;&quot;;IF([.C140]=[.F14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0]=&quot;&quot;;&quot;&quot;;1)" office:value-type="float" office:value="1" calcext:value-type="float">
            <text:p>1</text:p>
          </table:table-cell>
          <table:table-cell table:formula="of:=IF([.$C14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kad</text:p>
          </table:table-cell>
          <table:table-cell table:number-columns-repeated="6"/>
          <table:table-cell table:formula="of:=IF([.C141]=&quot;&quot;;&quot;&quot;;IF([.C141]=[.F141];&quot;x&quot;;&quot;o&quot;))">
            <text:p/>
          </table:table-cell>
          <table:table-cell table:number-columns-repeated="20"/>
          <table:table-cell table:formula="of:=IF([.$C141]=&quot;&quot;;&quot;&quot;;1)">
            <text:p/>
          </table:table-cell>
          <table:table-cell table:formula="of:=IF([.$C141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13" calcext:value-type="float">
            <text:p>7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2]=&quot;&quot;;&quot;&quot;;IF([.C142]=[.F1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2]=&quot;&quot;;&quot;&quot;;1)" office:value-type="float" office:value="1" calcext:value-type="float">
            <text:p>1</text:p>
          </table:table-cell>
          <table:table-cell table:formula="of:=IF([.$C1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3]=&quot;&quot;;&quot;&quot;;IF([.C143]=[.F143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143]=&quot;&quot;;&quot;&quot;;1)" office:value-type="float" office:value="1" calcext:value-type="float">
            <text:p>1</text:p>
          </table:table-cell>
          <table:table-cell table:formula="of:=IF([.$C14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4]=&quot;&quot;;&quot;&quot;;IF([.C144]=[.F14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4]=&quot;&quot;;&quot;&quot;;1)" office:value-type="float" office:value="1" calcext:value-type="float">
            <text:p>1</text:p>
          </table:table-cell>
          <table:table-cell table:formula="of:=IF([.$C14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bl0</text:p>
          </table:table-cell>
          <table:table-cell table:number-columns-repeated="6"/>
          <table:table-cell table:formula="of:=IF([.C145]=&quot;&quot;;&quot;&quot;;IF([.C145]=[.F145];&quot;x&quot;;&quot;o&quot;))">
            <text:p/>
          </table:table-cell>
          <table:table-cell table:number-columns-repeated="20"/>
          <table:table-cell table:formula="of:=IF([.$C145]=&quot;&quot;;&quot;&quot;;1)">
            <text:p/>
          </table:table-cell>
          <table:table-cell table:formula="of:=IF([.$C145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1" calcext:value-type="float">
            <text:p>6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6]=&quot;&quot;;&quot;&quot;;IF([.C146]=[.F14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6]=&quot;&quot;;&quot;&quot;;1)" office:value-type="float" office:value="1" calcext:value-type="float">
            <text:p>1</text:p>
          </table:table-cell>
          <table:table-cell table:formula="of:=IF([.$C146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7]=&quot;&quot;;&quot;&quot;;IF([.C147]=[.F1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7]=&quot;&quot;;&quot;&quot;;1)" office:value-type="float" office:value="1" calcext:value-type="float">
            <text:p>1</text:p>
          </table:table-cell>
          <table:table-cell table:formula="of:=IF([.$C14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h2m</text:p>
          </table:table-cell>
          <table:table-cell table:number-columns-repeated="6"/>
          <table:table-cell table:formula="of:=IF([.C148]=&quot;&quot;;&quot;&quot;;IF([.C148]=[.F148];&quot;x&quot;;&quot;o&quot;))">
            <text:p/>
          </table:table-cell>
          <table:table-cell table:number-columns-repeated="20"/>
          <table:table-cell table:formula="of:=IF([.$C148]=&quot;&quot;;&quot;&quot;;1)">
            <text:p/>
          </table:table-cell>
          <table:table-cell table:formula="of:=IF([.$C14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20" calcext:value-type="float">
            <text:p>7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9]=&quot;&quot;;&quot;&quot;;IF([.C149]=[.F14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9]=&quot;&quot;;&quot;&quot;;1)" office:value-type="float" office:value="1" calcext:value-type="float">
            <text:p>1</text:p>
          </table:table-cell>
          <table:table-cell table:formula="of:=IF([.$C14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21" calcext:value-type="float">
            <text:p>7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0]=&quot;&quot;;&quot;&quot;;IF([.C150]=[.F15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0]=&quot;&quot;;&quot;&quot;;1)" office:value-type="float" office:value="1" calcext:value-type="float">
            <text:p>1</text:p>
          </table:table-cell>
          <table:table-cell table:formula="of:=IF([.$C15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1]=&quot;&quot;;&quot;&quot;;IF([.C151]=[.F15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51]=&quot;&quot;;&quot;&quot;;1)" office:value-type="float" office:value="1" calcext:value-type="float">
            <text:p>1</text:p>
          </table:table-cell>
          <table:table-cell table:formula="of:=IF([.$C15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2]=&quot;&quot;;&quot;&quot;;IF([.C152]=[.F15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2]=&quot;&quot;;&quot;&quot;;1)" office:value-type="float" office:value="1" calcext:value-type="float">
            <text:p>1</text:p>
          </table:table-cell>
          <table:table-cell table:formula="of:=IF([.$C15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3]=&quot;&quot;;&quot;&quot;;IF([.C153]=[.F15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3]=&quot;&quot;;&quot;&quot;;1)" office:value-type="float" office:value="1" calcext:value-type="float">
            <text:p>1</text:p>
          </table:table-cell>
          <table:table-cell table:formula="of:=IF([.$C15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4]=&quot;&quot;;&quot;&quot;;IF([.C154]=[.F15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4]=&quot;&quot;;&quot;&quot;;1)" office:value-type="float" office:value="1" calcext:value-type="float">
            <text:p>1</text:p>
          </table:table-cell>
          <table:table-cell table:formula="of:=IF([.$C154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ll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C$4:.$AC$154];&quot;&gt;0&quot;;[.$AC$4:.$AC$154])" office:value-type="float" office:value="122" calcext:value-type="float">
            <text:p>122</text:p>
          </table:table-cell>
          <table:table-cell/>
          <table:table-cell table:style-name="ce9" table:formula="of:=SUMIF([.$H$4:.$H$154];&quot;=x&quot;;[.$AC$4:.$AC$154])" office:value-type="float" office:value="109" calcext:value-type="float">
            <text:p>109 <text:s text:c="3"/></text:p>
          </table:table-cell>
          <table:table-cell table:formula="of:=SUMIF([.$AC$4:.$AC$154];&quot;&gt;0&quot;;[.$I$4:.$I$154])" office:value-type="float" office:value="110" calcext:value-type="float">
            <text:p>110</text:p>
          </table:table-cell>
          <table:table-cell table:formula="of:=SUMIF([.$AC$4:.$AC$154];&quot;&gt;0&quot;;[.J$4:.J$154])" office:value-type="float" office:value="61" calcext:value-type="float">
            <text:p>61</text:p>
          </table:table-cell>
          <table:table-cell table:formula="of:=SUMIF([.$AC$4:.$AC$154];&quot;&gt;0&quot;;[.K$4:.K$154])" office:value-type="float" office:value="48" calcext:value-type="float">
            <text:p>48</text:p>
          </table:table-cell>
          <table:table-cell/>
          <table:table-cell table:formula="of:=SUMIF([.M$4:.M$154];&quot;=1&quot;;[.$AC$4:.$AC$154])" office:value-type="float" office:value="86" calcext:value-type="float">
            <text:p>86 <text:s text:c="3"/></text:p>
          </table:table-cell>
          <table:table-cell table:formula="of:=SUMIF([.N$4:.N$154];&quot;=1&quot;;[.$AC$4:.$AC$154])" office:value-type="float" office:value="67" calcext:value-type="float">
            <text:p>67 <text:s text:c="3"/></text:p>
          </table:table-cell>
          <table:table-cell table:formula="of:=SUMIF([.O$4:.O$154];&quot;=1&quot;;[.$AC$4:.$AC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C$4:.$AC$154])" office:value-type="float" office:value="22" calcext:value-type="float">
            <text:p>22</text:p>
          </table:table-cell>
          <table:table-cell table:style-name="ce4" table:formula="of:=SUMIF([.R$4:.R$154];&quot;&lt;&gt;''&quot;;[.$AC$4:.$AC$154])" office:value-type="float" office:value="2" calcext:value-type="float">
            <text:p>2</text:p>
          </table:table-cell>
          <table:table-cell table:formula="of:=SUMIF([.S$4:.S$154];&quot;&lt;&gt;''&quot;;[.$AC$4:.$AC$154])" office:value-type="float" office:value="5" calcext:value-type="float">
            <text:p>5</text:p>
          </table:table-cell>
          <table:table-cell table:formula="of:=SUMIF([.T$4:.T$154];&quot;&lt;&gt;''&quot;;[.$AC$4:.$AC$154])" office:value-type="float" office:value="4" calcext:value-type="float">
            <text:p>4</text:p>
          </table:table-cell>
          <table:table-cell table:formula="of:=SUMIF([.U$4:.U$154];&quot;&lt;&gt;''&quot;;[.$AC$4:.$AC$154])" office:value-type="float" office:value="7" calcext:value-type="float">
            <text:p>7</text:p>
          </table:table-cell>
          <table:table-cell table:formula="of:=SUMIF([.V$4:.V$154];&quot;&lt;&gt;''&quot;;[.$AC$4:.$AC$154])" office:value-type="float" office:value="38" calcext:value-type="float">
            <text:p>38</text:p>
          </table:table-cell>
          <table:table-cell table:formula="of:=SUMIF([.W$4:.W$154];&quot;&lt;&gt;''&quot;;[.$AC$4:.$AC$154])" office:value-type="float" office:value="1" calcext:value-type="float">
            <text:p>1</text:p>
          </table:table-cell>
          <table:table-cell table:formula="of:=SUMIF([.X$4:.X$154];&quot;&lt;&gt;''&quot;;[.$AC$4:.$AC$154])" office:value-type="float" office:value="5" calcext:value-type="float">
            <text:p>5</text:p>
          </table:table-cell>
          <table:table-cell table:formula="of:=SUMIF([.Y$4:.Y$154];&quot;&lt;&gt;''&quot;;[.$AC$4:.$AC$154])" office:value-type="float" office:value="3" calcext:value-type="float">
            <text:p>3</text:p>
          </table:table-cell>
          <table:table-cell table:formula="of:=SUMIF([.Z$4:.Z$154];&quot;&lt;&gt;''&quot;;[.$AC$4:.$AC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57]/[.$F$157]" office:value-type="float" office:value="0.89344262295082" calcext:value-type="float">
            <text:p>0.89</text:p>
          </table:table-cell>
          <table:table-cell table:style-name="ce7" table:formula="of:=[.I157]/[.$F$157]" office:value-type="float" office:value="0.901639344262295" calcext:value-type="float">
            <text:p>0.90</text:p>
          </table:table-cell>
          <table:table-cell table:style-name="ce7" table:formula="of:=[.J157]/[.$F$157]" office:value-type="float" office:value="0.5" calcext:value-type="float">
            <text:p>0.50</text:p>
          </table:table-cell>
          <table:table-cell table:style-name="ce7" table:formula="of:=[.K157]/[.$F$157]" office:value-type="float" office:value="0.39344262295082" calcext:value-type="float">
            <text:p>0.39</text:p>
          </table:table-cell>
          <table:table-cell table:style-name="ce7"/>
          <table:table-cell table:style-name="ce7" table:formula="of:=[.M157]/[.$F$157]" office:value-type="float" office:value="0.704918032786885" calcext:value-type="float">
            <text:p>0.70</text:p>
          </table:table-cell>
          <table:table-cell table:style-name="ce7" table:formula="of:=[.N157]/[.$F$157]" office:value-type="float" office:value="0.549180327868853" calcext:value-type="float">
            <text:p>0.55</text:p>
          </table:table-cell>
          <table:table-cell table:style-name="ce7" table:formula="of:=[.O157]/[.$F$157]" office:value-type="float" office:value="0.573770491803279" calcext:value-type="float">
            <text:p>0.57</text:p>
          </table:table-cell>
          <table:table-cell table:style-name="ce7"/>
          <table:table-cell table:style-name="ce7" table:formula="of:=[.Q157]/[.$F$157]" office:value-type="float" office:value="0.180327868852459" calcext:value-type="float">
            <text:p>0.18</text:p>
          </table:table-cell>
          <table:table-cell table:style-name="ce7" table:formula="of:=[.R157]/[.$F$157]" office:value-type="float" office:value="0.0163934426229508" calcext:value-type="float">
            <text:p>0.02</text:p>
          </table:table-cell>
          <table:table-cell table:style-name="ce7" table:formula="of:=[.S157]/[.$F$157]" office:value-type="float" office:value="0.040983606557377" calcext:value-type="float">
            <text:p>0.04</text:p>
          </table:table-cell>
          <table:table-cell table:style-name="ce7" table:formula="of:=[.T157]/[.$F$157]" office:value-type="float" office:value="0.0327868852459016" calcext:value-type="float">
            <text:p>0.03</text:p>
          </table:table-cell>
          <table:table-cell table:style-name="ce7" table:formula="of:=[.U157]/[.$F$157]" office:value-type="float" office:value="0.0573770491803279" calcext:value-type="float">
            <text:p>0.06</text:p>
          </table:table-cell>
          <table:table-cell table:style-name="ce7" table:formula="of:=[.V157]/[.$F$157]" office:value-type="float" office:value="0.311475409836066" calcext:value-type="float">
            <text:p>0.31</text:p>
          </table:table-cell>
          <table:table-cell table:style-name="ce7" table:formula="of:=[.W157]/[.$F$157]" office:value-type="float" office:value="0.00819672131147541" calcext:value-type="float">
            <text:p>0.01</text:p>
          </table:table-cell>
          <table:table-cell table:style-name="ce7" table:formula="of:=[.X157]/[.$F$157]" office:value-type="float" office:value="0.040983606557377" calcext:value-type="float">
            <text:p>0.04</text:p>
          </table:table-cell>
          <table:table-cell table:style-name="ce7" table:formula="of:=[.Y157]/[.$F$157]" office:value-type="float" office:value="0.0245901639344262" calcext:value-type="float">
            <text:p>0.02</text:p>
          </table:table-cell>
          <table:table-cell table:style-name="ce7" table:formula="of:=[.Z157]/[.$F$157]" office:value-type="float" office:value="0.00819672131147541" calcext:value-type="float">
            <text:p>0.01</text:p>
          </table:table-cell>
          <table:table-cell table:style-name="ce3"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inal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D$4:.$AD$154];&quot;&gt;0&quot;;[.$AD$4:.$AD$154])" office:value-type="float" office:value="122" calcext:value-type="float">
            <text:p>122</text:p>
          </table:table-cell>
          <table:table-cell/>
          <table:table-cell table:style-name="ce9" table:formula="of:=SUMIF([.$H$4:.$H$154];&quot;=x&quot;;[.$AD$4:.$AD$154])" office:value-type="float" office:value="109" calcext:value-type="float">
            <text:p>109 <text:s text:c="3"/></text:p>
          </table:table-cell>
          <table:table-cell table:formula="of:=SUMIF([.$AD$4:.$AD$154];&quot;&gt;0&quot;;[.$I$4:.$I$154])" office:value-type="float" office:value="110" calcext:value-type="float">
            <text:p>110</text:p>
          </table:table-cell>
          <table:table-cell table:formula="of:=SUMIF([.$AD$4:.$AD$154];&quot;&gt;0&quot;;[.J$4:.J$154])" office:value-type="float" office:value="61" calcext:value-type="float">
            <text:p>61</text:p>
          </table:table-cell>
          <table:table-cell table:formula="of:=SUMIF([.$AD$4:.$AD$154];&quot;&gt;0&quot;;[.K$4:.K$154])" office:value-type="float" office:value="48" calcext:value-type="float">
            <text:p>48</text:p>
          </table:table-cell>
          <table:table-cell/>
          <table:table-cell table:formula="of:=SUMIF([.M$4:.M$154];&quot;=1&quot;;[.$AD$4:.$AD$154])" office:value-type="float" office:value="86" calcext:value-type="float">
            <text:p>86 <text:s text:c="3"/></text:p>
          </table:table-cell>
          <table:table-cell table:formula="of:=SUMIF([.N$4:.N$154];&quot;=1&quot;;[.$AD$4:.$AD$154])" office:value-type="float" office:value="67" calcext:value-type="float">
            <text:p>67 <text:s text:c="3"/></text:p>
          </table:table-cell>
          <table:table-cell table:formula="of:=SUMIF([.O$4:.O$154];&quot;=1&quot;;[.$AD$4:.$AD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D$4:.$AD$154])" office:value-type="float" office:value="22" calcext:value-type="float">
            <text:p>22</text:p>
          </table:table-cell>
          <table:table-cell table:style-name="ce4" table:formula="of:=SUMIF([.R$4:.R$154];&quot;&lt;&gt;''&quot;;[.$AD$4:.$AD$154])" office:value-type="float" office:value="2" calcext:value-type="float">
            <text:p>2</text:p>
          </table:table-cell>
          <table:table-cell table:formula="of:=SUMIF([.S$4:.S$154];&quot;&lt;&gt;''&quot;;[.$AD$4:.$AD$154])" office:value-type="float" office:value="5" calcext:value-type="float">
            <text:p>5</text:p>
          </table:table-cell>
          <table:table-cell table:formula="of:=SUMIF([.T$4:.T$154];&quot;&lt;&gt;''&quot;;[.$AD$4:.$AD$154])" office:value-type="float" office:value="4" calcext:value-type="float">
            <text:p>4</text:p>
          </table:table-cell>
          <table:table-cell table:formula="of:=SUMIF([.U$4:.U$154];&quot;&lt;&gt;''&quot;;[.$AD$4:.$AD$154])" office:value-type="float" office:value="7" calcext:value-type="float">
            <text:p>7</text:p>
          </table:table-cell>
          <table:table-cell table:formula="of:=SUMIF([.V$4:.V$154];&quot;&lt;&gt;''&quot;;[.$AD$4:.$AD$154])" office:value-type="float" office:value="38" calcext:value-type="float">
            <text:p>38</text:p>
          </table:table-cell>
          <table:table-cell table:formula="of:=SUMIF([.W$4:.W$154];&quot;&lt;&gt;''&quot;;[.$AD$4:.$AD$154])" office:value-type="float" office:value="1" calcext:value-type="float">
            <text:p>1</text:p>
          </table:table-cell>
          <table:table-cell table:formula="of:=SUMIF([.X$4:.X$154];&quot;&lt;&gt;''&quot;;[.$AD$4:.$AD$154])" office:value-type="float" office:value="5" calcext:value-type="float">
            <text:p>5</text:p>
          </table:table-cell>
          <table:table-cell table:formula="of:=SUMIF([.Y$4:.Y$154];&quot;&lt;&gt;''&quot;;[.$AD$4:.$AD$154])" office:value-type="float" office:value="3" calcext:value-type="float">
            <text:p>3</text:p>
          </table:table-cell>
          <table:table-cell table:formula="of:=SUMIF([.Z$4:.Z$154];&quot;&lt;&gt;''&quot;;[.$AD$4:.$AD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0]/[.$F$157]" office:value-type="float" office:value="0.89344262295082" calcext:value-type="float">
            <text:p>0.89</text:p>
          </table:table-cell>
          <table:table-cell table:style-name="ce7" table:formula="of:=[.I160]/[.$F$157]" office:value-type="float" office:value="0.901639344262295" calcext:value-type="float">
            <text:p>0.90</text:p>
          </table:table-cell>
          <table:table-cell table:style-name="ce7" table:formula="of:=[.J160]/[.$F$157]" office:value-type="float" office:value="0.5" calcext:value-type="float">
            <text:p>0.50</text:p>
          </table:table-cell>
          <table:table-cell table:style-name="ce7" table:formula="of:=[.K160]/[.$F$157]" office:value-type="float" office:value="0.39344262295082" calcext:value-type="float">
            <text:p>0.39</text:p>
          </table:table-cell>
          <table:table-cell table:style-name="ce7"/>
          <table:table-cell table:style-name="ce7" table:formula="of:=[.M160]/[.$F$157]" office:value-type="float" office:value="0.704918032786885" calcext:value-type="float">
            <text:p>0.70</text:p>
          </table:table-cell>
          <table:table-cell table:style-name="ce7" table:formula="of:=[.N160]/[.$F$157]" office:value-type="float" office:value="0.549180327868853" calcext:value-type="float">
            <text:p>0.55</text:p>
          </table:table-cell>
          <table:table-cell table:style-name="ce7" table:formula="of:=[.O160]/[.$F$157]" office:value-type="float" office:value="0.573770491803279" calcext:value-type="float">
            <text:p>0.57</text:p>
          </table:table-cell>
          <table:table-cell table:style-name="ce7"/>
          <table:table-cell table:style-name="ce7" table:formula="of:=[.Q160]/[.$F$157]" office:value-type="float" office:value="0.180327868852459" calcext:value-type="float">
            <text:p>0.18</text:p>
          </table:table-cell>
          <table:table-cell table:style-name="ce7" table:formula="of:=[.R160]/[.$F$157]" office:value-type="float" office:value="0.0163934426229508" calcext:value-type="float">
            <text:p>0.02</text:p>
          </table:table-cell>
          <table:table-cell table:style-name="ce7" table:formula="of:=[.S160]/[.$F$157]" office:value-type="float" office:value="0.040983606557377" calcext:value-type="float">
            <text:p>0.04</text:p>
          </table:table-cell>
          <table:table-cell table:style-name="ce7" table:formula="of:=[.T160]/[.$F$157]" office:value-type="float" office:value="0.0327868852459016" calcext:value-type="float">
            <text:p>0.03</text:p>
          </table:table-cell>
          <table:table-cell table:style-name="ce7" table:formula="of:=[.U160]/[.$F$157]" office:value-type="float" office:value="0.0573770491803279" calcext:value-type="float">
            <text:p>0.06</text:p>
          </table:table-cell>
          <table:table-cell table:style-name="ce7" table:formula="of:=[.V160]/[.$F$157]" office:value-type="float" office:value="0.311475409836066" calcext:value-type="float">
            <text:p>0.31</text:p>
          </table:table-cell>
          <table:table-cell table:style-name="ce7" table:formula="of:=[.W160]/[.$F$157]" office:value-type="float" office:value="0.00819672131147541" calcext:value-type="float">
            <text:p>0.01</text:p>
          </table:table-cell>
          <table:table-cell table:style-name="ce7" table:formula="of:=[.X160]/[.$F$157]" office:value-type="float" office:value="0.040983606557377" calcext:value-type="float">
            <text:p>0.04</text:p>
          </table:table-cell>
          <table:table-cell table:style-name="ce7" table:formula="of:=[.Y160]/[.$F$157]" office:value-type="float" office:value="0.0245901639344262" calcext:value-type="float">
            <text:p>0.02</text:p>
          </table:table-cell>
          <table:table-cell table:style-name="ce7" table:formula="of:=[.Z160]/[.$F$157]" office:value-type="float" office:value="0.00819672131147541" calcext:value-type="float">
            <text:p>0.01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E$4:.$AE$154];&quot;&gt;0&quot;;[.$AE$4:.$AE$154])" office:value-type="float" office:value="36" calcext:value-type="float">
            <text:p>36</text:p>
          </table:table-cell>
          <table:table-cell/>
          <table:table-cell table:style-name="ce9" table:formula="of:=SUMIF([.$H$4:.$H$154];&quot;=x&quot;;[.$AE$4:.$AE$154])" office:value-type="float" office:value="28" calcext:value-type="float">
            <text:p>28 <text:s text:c="3"/></text:p>
          </table:table-cell>
          <table:table-cell table:formula="of:=SUMIF([.$AE$4:.$AE$154];&quot;&gt;0&quot;;[.$I$4:.$I$154])" office:value-type="float" office:value="30" calcext:value-type="float">
            <text:p>30</text:p>
          </table:table-cell>
          <table:table-cell table:formula="of:=SUMIF([.$AE$4:.$AE$154];&quot;&gt;0&quot;;[.J$4:.J$154])" office:value-type="float" office:value="18" calcext:value-type="float">
            <text:p>18</text:p>
          </table:table-cell>
          <table:table-cell table:formula="of:=SUMIF([.$AE$4:.$AE$154];&quot;&gt;0&quot;;[.K$4:.K$154])" office:value-type="float" office:value="17" calcext:value-type="float">
            <text:p>17</text:p>
          </table:table-cell>
          <table:table-cell/>
          <table:table-cell table:formula="of:=SUMIF([.M$4:.M$154];&quot;=1&quot;;[.$AE$4:.$AE$154])" office:value-type="float" office:value="22" calcext:value-type="float">
            <text:p>22 <text:s text:c="3"/></text:p>
          </table:table-cell>
          <table:table-cell table:formula="of:=SUMIF([.N$4:.N$154];&quot;=1&quot;;[.$AE$4:.$AE$154])" office:value-type="float" office:value="18" calcext:value-type="float">
            <text:p>18 <text:s text:c="3"/></text:p>
          </table:table-cell>
          <table:table-cell table:formula="of:=SUMIF([.O$4:.O$154];&quot;=1&quot;;[.$AE$4:.$AE$154])" office:value-type="float" office:value="23" calcext:value-type="float">
            <text:p>23 <text:s text:c="3"/></text:p>
          </table:table-cell>
          <table:table-cell/>
          <table:table-cell table:style-name="ce4" table:formula="of:=SUMIF([.Q$4:.Q$154];&quot;&lt;&gt;''&quot;;[.$AE$4:.$AE$154])" office:value-type="float" office:value="6" calcext:value-type="float">
            <text:p>6</text:p>
          </table:table-cell>
          <table:table-cell table:style-name="ce4" table:formula="of:=SUMIF([.R$4:.R$154];&quot;&lt;&gt;''&quot;;[.$AE$4:.$AE$154])" office:value-type="float" office:value="0" calcext:value-type="float">
            <text:p>0</text:p>
          </table:table-cell>
          <table:table-cell table:formula="of:=SUMIF([.S$4:.S$154];&quot;&lt;&gt;''&quot;;[.$AE$4:.$AE$154])" office:value-type="float" office:value="4" calcext:value-type="float">
            <text:p>4</text:p>
          </table:table-cell>
          <table:table-cell table:formula="of:=SUMIF([.T$4:.T$154];&quot;&lt;&gt;''&quot;;[.$AE$4:.$AE$154])" office:value-type="float" office:value="3" calcext:value-type="float">
            <text:p>3</text:p>
          </table:table-cell>
          <table:table-cell table:formula="of:=SUMIF([.U$4:.U$154];&quot;&lt;&gt;''&quot;;[.$AE$4:.$AE$154])" office:value-type="float" office:value="1" calcext:value-type="float">
            <text:p>1</text:p>
          </table:table-cell>
          <table:table-cell table:formula="of:=SUMIF([.V$4:.V$154];&quot;&lt;&gt;''&quot;;[.$AE$4:.$AE$154])" office:value-type="float" office:value="10" calcext:value-type="float">
            <text:p>10</text:p>
          </table:table-cell>
          <table:table-cell table:formula="of:=SUMIF([.W$4:.W$154];&quot;&lt;&gt;''&quot;;[.$AE$4:.$AE$154])" office:value-type="float" office:value="1" calcext:value-type="float">
            <text:p>1</text:p>
          </table:table-cell>
          <table:table-cell table:formula="of:=SUMIF([.X$4:.X$154];&quot;&lt;&gt;''&quot;;[.$AE$4:.$AE$154])" office:value-type="float" office:value="2" calcext:value-type="float">
            <text:p>2</text:p>
          </table:table-cell>
          <table:table-cell table:formula="of:=SUMIF([.Y$4:.Y$154];&quot;&lt;&gt;''&quot;;[.$AE$4:.$AE$154])" office:value-type="float" office:value="1" calcext:value-type="float">
            <text:p>1</text:p>
          </table:table-cell>
          <table:table-cell table:formula="of:=SUMIF([.Z$4:.Z$154];&quot;&lt;&gt;''&quot;;[.$AE$4:.$AE$154]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3]/[.$F$163]" office:value-type="float" office:value="0.777777777777778" calcext:value-type="float">
            <text:p>0.78</text:p>
          </table:table-cell>
          <table:table-cell table:style-name="ce7" table:formula="of:=[.I163]/[.$F$163]" office:value-type="float" office:value="0.833333333333333" calcext:value-type="float">
            <text:p>0.83</text:p>
          </table:table-cell>
          <table:table-cell table:style-name="ce7" table:formula="of:=[.J163]/[.$F$163]" office:value-type="float" office:value="0.5" calcext:value-type="float">
            <text:p>0.50</text:p>
          </table:table-cell>
          <table:table-cell table:style-name="ce7" table:formula="of:=[.K163]/[.$F$163]" office:value-type="float" office:value="0.472222222222222" calcext:value-type="float">
            <text:p>0.47</text:p>
          </table:table-cell>
          <table:table-cell table:style-name="ce7"/>
          <table:table-cell table:style-name="ce7" table:formula="of:=[.M163]/[.$F$163]" office:value-type="float" office:value="0.611111111111111" calcext:value-type="float">
            <text:p>0.61</text:p>
          </table:table-cell>
          <table:table-cell table:style-name="ce7" table:formula="of:=[.N163]/[.$F$163]" office:value-type="float" office:value="0.5" calcext:value-type="float">
            <text:p>0.50</text:p>
          </table:table-cell>
          <table:table-cell table:style-name="ce7" table:formula="of:=[.O163]/[.$F$163]" office:value-type="float" office:value="0.638888888888889" calcext:value-type="float">
            <text:p>0.64</text:p>
          </table:table-cell>
          <table:table-cell table:style-name="ce7"/>
          <table:table-cell table:style-name="ce7" table:formula="of:=[.Q163]/[.$F$163]" office:value-type="float" office:value="0.166666666666667" calcext:value-type="float">
            <text:p>0.17</text:p>
          </table:table-cell>
          <table:table-cell table:style-name="ce7" table:formula="of:=[.R163]/[.$F$163]" office:value-type="float" office:value="0" calcext:value-type="float">
            <text:p>0.00</text:p>
          </table:table-cell>
          <table:table-cell table:style-name="ce7" table:formula="of:=[.S163]/[.$F$163]" office:value-type="float" office:value="0.111111111111111" calcext:value-type="float">
            <text:p>0.11</text:p>
          </table:table-cell>
          <table:table-cell table:style-name="ce7" table:formula="of:=[.T163]/[.$F$163]" office:value-type="float" office:value="0.0833333333333333" calcext:value-type="float">
            <text:p>0.08</text:p>
          </table:table-cell>
          <table:table-cell table:style-name="ce7" table:formula="of:=[.U163]/[.$F$163]" office:value-type="float" office:value="0.0277777777777778" calcext:value-type="float">
            <text:p>0.03</text:p>
          </table:table-cell>
          <table:table-cell table:style-name="ce7" table:formula="of:=[.V163]/[.$F$163]" office:value-type="float" office:value="0.277777777777778" calcext:value-type="float">
            <text:p>0.28</text:p>
          </table:table-cell>
          <table:table-cell table:style-name="ce7" table:formula="of:=[.W163]/[.$F$163]" office:value-type="float" office:value="0.0277777777777778" calcext:value-type="float">
            <text:p>0.03</text:p>
          </table:table-cell>
          <table:table-cell table:style-name="ce7" table:formula="of:=[.X163]/[.$F$163]" office:value-type="float" office:value="0.0555555555555556" calcext:value-type="float">
            <text:p>0.06</text:p>
          </table:table-cell>
          <table:table-cell table:style-name="ce7" table:formula="of:=[.Y163]/[.$F$163]" office:value-type="float" office:value="0.0277777777777778" calcext:value-type="float">
            <text:p>0.03</text:p>
          </table:table-cell>
          <table:table-cell table:style-name="ce7" table:formula="of:=[.Z163]/[.$F$163]" office:value-type="float" office:value="0" calcext:value-type="float">
            <text:p>0.0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2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F$4:.$AF$154];&quot;&gt;0&quot;;[.$AF$4:.$AF$154])" office:value-type="float" office:value="33" calcext:value-type="float">
            <text:p>33</text:p>
          </table:table-cell>
          <table:table-cell/>
          <table:table-cell table:style-name="ce9" table:formula="of:=SUMIF([.$H$4:.$H$154];&quot;=x&quot;;[.$AF$4:.$AF$154])" office:value-type="float" office:value="27" calcext:value-type="float">
            <text:p>27 <text:s text:c="3"/></text:p>
          </table:table-cell>
          <table:table-cell table:formula="of:=SUMIF([.$AF$4:.$AF$154];&quot;&gt;0&quot;;[.$I$4:.$I$154])" office:value-type="float" office:value="26" calcext:value-type="float">
            <text:p>26</text:p>
          </table:table-cell>
          <table:table-cell table:formula="of:=SUMIF([.$AF$4:.$AF$154];&quot;&gt;0&quot;;[.J$4:.J$154])" office:value-type="float" office:value="16" calcext:value-type="float">
            <text:p>16</text:p>
          </table:table-cell>
          <table:table-cell table:formula="of:=SUMIF([.$AF$4:.$AF$154];&quot;&gt;0&quot;;[.K$4:.K$154])" office:value-type="float" office:value="14" calcext:value-type="float">
            <text:p>14</text:p>
          </table:table-cell>
          <table:table-cell/>
          <table:table-cell table:formula="of:=SUMIF([.M$4:.M$154];&quot;=1&quot;;[.$AF$4:.$AF$154])" office:value-type="float" office:value="25" calcext:value-type="float">
            <text:p>25 <text:s text:c="3"/></text:p>
          </table:table-cell>
          <table:table-cell table:formula="of:=SUMIF([.N$4:.N$154];&quot;=1&quot;;[.$AF$4:.$AF$154])" office:value-type="float" office:value="20" calcext:value-type="float">
            <text:p>20 <text:s text:c="3"/></text:p>
          </table:table-cell>
          <table:table-cell table:formula="of:=SUMIF([.O$4:.O$154];&quot;=1&quot;;[.$AF$4:.$AF$154])" office:value-type="float" office:value="21" calcext:value-type="float">
            <text:p>21 <text:s text:c="3"/></text:p>
          </table:table-cell>
          <table:table-cell/>
          <table:table-cell table:style-name="ce4" table:formula="of:=SUMIF([.Q$4:.Q$154];&quot;&lt;&gt;''&quot;;[.$AF$4:.$AF$154])" office:value-type="float" office:value="4" calcext:value-type="float">
            <text:p>4</text:p>
          </table:table-cell>
          <table:table-cell table:style-name="ce4" table:formula="of:=SUMIF([.R$4:.R$154];&quot;&lt;&gt;''&quot;;[.$AF$4:.$AF$154])" office:value-type="float" office:value="0" calcext:value-type="float">
            <text:p>0</text:p>
          </table:table-cell>
          <table:table-cell table:formula="of:=SUMIF([.S$4:.S$154];&quot;&lt;&gt;''&quot;;[.$AF$4:.$AF$154])" office:value-type="float" office:value="2" calcext:value-type="float">
            <text:p>2</text:p>
          </table:table-cell>
          <table:table-cell table:formula="of:=SUMIF([.T$4:.T$154];&quot;&lt;&gt;''&quot;;[.$AF$4:.$AF$154])" office:value-type="float" office:value="1" calcext:value-type="float">
            <text:p>1</text:p>
          </table:table-cell>
          <table:table-cell table:formula="of:=SUMIF([.U$4:.U$154];&quot;&lt;&gt;''&quot;;[.$AF$4:.$AF$154])" office:value-type="float" office:value="1" calcext:value-type="float">
            <text:p>1</text:p>
          </table:table-cell>
          <table:table-cell table:formula="of:=SUMIF([.V$4:.V$154];&quot;&lt;&gt;''&quot;;[.$AF$4:.$AF$154])" office:value-type="float" office:value="8" calcext:value-type="float">
            <text:p>8</text:p>
          </table:table-cell>
          <table:table-cell table:formula="of:=SUMIF([.W$4:.W$154];&quot;&lt;&gt;''&quot;;[.$AF$4:.$AF$154])" office:value-type="float" office:value="1" calcext:value-type="float">
            <text:p>1</text:p>
          </table:table-cell>
          <table:table-cell table:formula="of:=SUMIF([.X$4:.X$154];&quot;&lt;&gt;''&quot;;[.$AF$4:.$AF$154])" office:value-type="float" office:value="1" calcext:value-type="float">
            <text:p>1</text:p>
          </table:table-cell>
          <table:table-cell table:formula="of:=SUMIF([.Y$4:.Y$154];&quot;&lt;&gt;''&quot;;[.$AF$4:.$AF$154])" office:value-type="float" office:value="1" calcext:value-type="float">
            <text:p>1</text:p>
          </table:table-cell>
          <table:table-cell table:formula="of:=SUMIF([.Z$4:.Z$154];&quot;&lt;&gt;''&quot;;[.$AF$4:.$AF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6]/[.$F$166]" office:value-type="float" office:value="0.818181818181818" calcext:value-type="float">
            <text:p>0.82</text:p>
          </table:table-cell>
          <table:table-cell table:style-name="ce7" table:formula="of:=[.I166]/[.$F$166]" office:value-type="float" office:value="0.787878787878788" calcext:value-type="float">
            <text:p>0.79</text:p>
          </table:table-cell>
          <table:table-cell table:style-name="ce7" table:formula="of:=[.J166]/[.$F$166]" office:value-type="float" office:value="0.484848484848485" calcext:value-type="float">
            <text:p>0.48</text:p>
          </table:table-cell>
          <table:table-cell table:style-name="ce7" table:formula="of:=[.K166]/[.$F$166]" office:value-type="float" office:value="0.424242424242424" calcext:value-type="float">
            <text:p>0.42</text:p>
          </table:table-cell>
          <table:table-cell table:style-name="ce7"/>
          <table:table-cell table:style-name="ce7" table:formula="of:=[.M166]/[.$F$166]" office:value-type="float" office:value="0.757575757575758" calcext:value-type="float">
            <text:p>0.76</text:p>
          </table:table-cell>
          <table:table-cell table:style-name="ce7" table:formula="of:=[.N166]/[.$F$166]" office:value-type="float" office:value="0.606060606060606" calcext:value-type="float">
            <text:p>0.61</text:p>
          </table:table-cell>
          <table:table-cell table:style-name="ce7" table:formula="of:=[.O166]/[.$F$166]" office:value-type="float" office:value="0.636363636363636" calcext:value-type="float">
            <text:p>0.64</text:p>
          </table:table-cell>
          <table:table-cell table:style-name="ce7"/>
          <table:table-cell table:style-name="ce7" table:formula="of:=[.Q166]/[.$F$166]" office:value-type="float" office:value="0.121212121212121" calcext:value-type="float">
            <text:p>0.12</text:p>
          </table:table-cell>
          <table:table-cell table:style-name="ce7" table:formula="of:=[.R166]/[.$F$166]" office:value-type="float" office:value="0" calcext:value-type="float">
            <text:p>0.00</text:p>
          </table:table-cell>
          <table:table-cell table:style-name="ce7" table:formula="of:=[.S166]/[.$F$166]" office:value-type="float" office:value="0.0606060606060606" calcext:value-type="float">
            <text:p>0.06</text:p>
          </table:table-cell>
          <table:table-cell table:style-name="ce7" table:formula="of:=[.T166]/[.$F$166]" office:value-type="float" office:value="0.0303030303030303" calcext:value-type="float">
            <text:p>0.03</text:p>
          </table:table-cell>
          <table:table-cell table:style-name="ce7" table:formula="of:=[.U166]/[.$F$166]" office:value-type="float" office:value="0.0303030303030303" calcext:value-type="float">
            <text:p>0.03</text:p>
          </table:table-cell>
          <table:table-cell table:style-name="ce7" table:formula="of:=[.V166]/[.$F$166]" office:value-type="float" office:value="0.242424242424242" calcext:value-type="float">
            <text:p>0.24</text:p>
          </table:table-cell>
          <table:table-cell table:style-name="ce7" table:formula="of:=[.W166]/[.$F$166]" office:value-type="float" office:value="0.0303030303030303" calcext:value-type="float">
            <text:p>0.03</text:p>
          </table:table-cell>
          <table:table-cell table:style-name="ce7" table:formula="of:=[.X166]/[.$F$166]" office:value-type="float" office:value="0.0303030303030303" calcext:value-type="float">
            <text:p>0.03</text:p>
          </table:table-cell>
          <table:table-cell table:style-name="ce7" table:formula="of:=[.Y166]/[.$F$166]" office:value-type="float" office:value="0.0303030303030303" calcext:value-type="float">
            <text:p>0.03</text:p>
          </table:table-cell>
          <table:table-cell table:style-name="ce7" table:formula="of:=[.Z166]/[.$F$166]" office:value-type="float" office:value="0.0303030303030303" calcext:value-type="float">
            <text:p>0.03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5"/>
          <table:table-cell table:style-name="Default" table:number-columns-repeated="21"/>
          <table:table-cell table:number-columns-repeated="99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8T16:59:00.020000000</dc:date>
    <dc:creator>Rafael Küng</dc:creator>
    <meta:generator>LibreOffice/4.1.1.2$Windows_x86 LibreOffice_project/7e4286b58adc75a14f6d83f53a03b6c11fa2903</meta:generator>
    <meta:editing-duration>PT2H15M44S</meta:editing-duration>
    <meta:editing-cycles>15</meta:editing-cycles>
    <meta:document-statistic meta:table-count="1" meta:cell-count="2033" meta:object-count="0"/>
  </office:meta>
</office:document-meta>
</file>